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5.42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77.61mm"/>
    </style:style>
    <style:style style:name="co5" style:family="table-column">
      <style:table-column-properties fo:break-before="auto" style:column-width="71.35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53.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1"/>
    <style:style style:name="ce4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439.12mm" svg:y="1mm">
            <draw:object draw:notify-on-update-of-ranges="Sheet1.F1:Sheet1.F1 Sheet1.F2:Sheet1.F201 Sheet1.G1:Sheet1.G1 Sheet1.G2:Sheet1.G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3 MEMORY (byte)</text:p>
          </table:table-cell>
          <table:table-cell table:style-name="ce1" office:value-type="string" calcext:value-type="string">
            <text:p>L2 X TECHNOLOGY (Kbyte)</text:p>
          </table:table-cell>
          <table:table-cell office:value-type="string" calcext:value-type="string">
            <text:p>master L1 FSB Clock Property (Mbyte)</text:p>
          </table:table-cell>
          <table:table-cell table:style-name="ce1" office:value-type="string" calcext:value-type="string">
            <text:p>Property Pipe TECHNOLOGY (倍速)</text:p>
          </table:table-cell>
          <table:table-cell table:style-name="ce1" office:value-type="string" calcext:value-type="string">
            <text:p>グラフ理論</text:p>
          </table:table-cell>
          <table:table-cell table:style-name="ce1" office:value-type="string" calcext:value-type="string">
            <text:p>開発直積目標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" calcext:value-type="float">
            <text:p>1.0</text:p>
          </table:table-cell>
          <table:table-cell table:formula="of:=[.B2]*[.C2]*[.D2]*[.E2]" office:value-type="float" office:value="8" calcext:value-type="float">
            <text:p>8</text:p>
          </table:table-cell>
          <table:table-cell table:style-name="ce4" table:formula="of:=(LOG([.F2];101.113456891145)/100)*[.F2]" office:value-type="float" office:value="0.0360369493843334" calcext:value-type="float">
            <text:p>0.03603694938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table:formula="of:=[.B3]*[.C3]*[.D3]*[.E3]" office:value-type="float" office:value="48" calcext:value-type="float">
            <text:p>48</text:p>
          </table:table-cell>
          <table:table-cell table:style-name="ce4" table:formula="of:=(LOG([.F3];101.113456891145)/100)*[.F3]" office:value-type="float" office:value="0.402530021903777" calcext:value-type="float">
            <text:p>0.4025300219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" calcext:value-type="float">
            <text:p>2.0</text:p>
          </table:table-cell>
          <table:table-cell table:formula="of:=[.B4]*[.C4]*[.D4]*[.E4]" office:value-type="float" office:value="144" calcext:value-type="float">
            <text:p>144</text:p>
          </table:table-cell>
          <table:table-cell table:style-name="ce4" table:formula="of:=(LOG([.F4];101.113456891145)/100)*[.F4]" office:value-type="float" office:value="1.55029334619866" calcext:value-type="float">
            <text:p>1.5502933462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B5]*[.C5]*[.D5]*[.E5]" office:value-type="float" office:value="320" calcext:value-type="float">
            <text:p>320</text:p>
          </table:table-cell>
          <table:table-cell table:style-name="ce4" table:formula="of:=(LOG([.F5];101.113456891145)/100)*[.F5]" office:value-type="float" office:value="3.9986253538069" calcext:value-type="float">
            <text:p>3.99862535381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" calcext:value-type="float">
            <text:p>3.0</text:p>
          </table:table-cell>
          <table:table-cell table:formula="of:=[.B6]*[.C6]*[.D6]*[.E6]" office:value-type="float" office:value="600" calcext:value-type="float">
            <text:p>600</text:p>
          </table:table-cell>
          <table:table-cell table:style-name="ce4" table:formula="of:=(LOG([.F6];101.113456891145)/100)*[.F6]" office:value-type="float" office:value="8.31446180066475" calcext:value-type="float">
            <text:p>8.31446180066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formula="of:=[.B7]*[.C7]*[.D7]*[.E7]" office:value-type="float" office:value="1008" calcext:value-type="float">
            <text:p>1008</text:p>
          </table:table-cell>
          <table:table-cell table:style-name="ce4" table:formula="of:=(LOG([.F7];101.113456891145)/100)*[.F7]" office:value-type="float" office:value="15.1011307270527" calcext:value-type="float">
            <text:p>15.10113072705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" calcext:value-type="float">
            <text:p>4.0</text:p>
          </table:table-cell>
          <table:table-cell table:formula="of:=[.B8]*[.C8]*[.D8]*[.E8]" office:value-type="float" office:value="1568" calcext:value-type="float">
            <text:p>1568</text:p>
          </table:table-cell>
          <table:table-cell table:style-name="ce4" table:formula="of:=(LOG([.F8];101.113456891145)/100)*[.F8]" office:value-type="float" office:value="24.9914217436087" calcext:value-type="float">
            <text:p>24.99142174361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table:formula="of:=[.B9]*[.C9]*[.D9]*[.E9]" office:value-type="float" office:value="2304" calcext:value-type="float">
            <text:p>2304</text:p>
          </table:table-cell>
          <table:table-cell table:style-name="ce4" table:formula="of:=(LOG([.F9];101.113456891145)/100)*[.F9]" office:value-type="float" office:value="38.6428821027626" calcext:value-type="float">
            <text:p>38.64288210276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" calcext:value-type="float">
            <text:p>5.0</text:p>
          </table:table-cell>
          <table:table-cell table:formula="of:=[.B10]*[.C10]*[.D10]*[.E10]" office:value-type="float" office:value="3240" calcext:value-type="float">
            <text:p>3240</text:p>
          </table:table-cell>
          <table:table-cell table:style-name="ce4" table:formula="of:=(LOG([.F10];101.113456891145)/100)*[.F10]" office:value-type="float" office:value="56.7344124504995" calcext:value-type="float">
            <text:p>56.7344124505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table:formula="of:=[.B11]*[.C11]*[.D11]*[.E11]" office:value-type="float" office:value="4400" calcext:value-type="float">
            <text:p>4400</text:p>
          </table:table-cell>
          <table:table-cell table:style-name="ce4" table:formula="of:=(LOG([.F11];101.113456891145)/100)*[.F11]" office:value-type="float" office:value="79.9636878582233" calcext:value-type="float">
            <text:p>79.96368785822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" calcext:value-type="float">
            <text:p>6.0</text:p>
          </table:table-cell>
          <table:table-cell table:formula="of:=[.B12]*[.C12]*[.D12]*[.E12]" office:value-type="float" office:value="5808" calcext:value-type="float">
            <text:p>5808</text:p>
          </table:table-cell>
          <table:table-cell table:style-name="ce4" table:formula="of:=(LOG([.F12];101.113456891145)/100)*[.F12]" office:value-type="float" office:value="109.045135925824" calcext:value-type="float">
            <text:p>109.04513592582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formula="of:=[.B13]*[.C13]*[.D13]*[.E13]" office:value-type="float" office:value="7488" calcext:value-type="float">
            <text:p>7488</text:p>
          </table:table-cell>
          <table:table-cell table:style-name="ce4" table:formula="of:=(LOG([.F13];101.113456891145)/100)*[.F13]" office:value-type="float" office:value="144.708308770752" calcext:value-type="float">
            <text:p>144.70830877075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" calcext:value-type="float">
            <text:p>7.0</text:p>
          </table:table-cell>
          <table:table-cell table:formula="of:=[.B14]*[.C14]*[.D14]*[.E14]" office:value-type="float" office:value="9464" calcext:value-type="float">
            <text:p>9464</text:p>
          </table:table-cell>
          <table:table-cell table:style-name="ce4" table:formula="of:=(LOG([.F14];101.113456891145)/100)*[.F14]" office:value-type="float" office:value="187.696543864004" calcext:value-type="float">
            <text:p>187.69654386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table:formula="of:=[.B15]*[.C15]*[.D15]*[.E15]" office:value-type="float" office:value="11760" calcext:value-type="float">
            <text:p>11760</text:p>
          </table:table-cell>
          <table:table-cell table:style-name="ce4" table:formula="of:=(LOG([.F15];101.113456891145)/100)*[.F15]" office:value-type="float" office:value="238.765843014337" calcext:value-type="float">
            <text:p>238.76584301434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" calcext:value-type="float">
            <text:p>8.0</text:p>
          </table:table-cell>
          <table:table-cell table:formula="of:=[.B16]*[.C16]*[.D16]*[.E16]" office:value-type="float" office:value="14400" calcext:value-type="float">
            <text:p>14400</text:p>
          </table:table-cell>
          <table:table-cell table:style-name="ce4" table:formula="of:=(LOG([.F16];101.113456891145)/100)*[.F16]" office:value-type="float" office:value="298.683920156487" calcext:value-type="float">
            <text:p>298.68392015649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.5" calcext:value-type="float">
            <text:p>8.5</text:p>
          </table:table-cell>
          <table:table-cell table:formula="of:=[.B17]*[.C17]*[.D17]*[.E17]" office:value-type="float" office:value="17408" calcext:value-type="float">
            <text:p>17408</text:p>
          </table:table-cell>
          <table:table-cell table:style-name="ce4" table:formula="of:=(LOG([.F17];101.113456891145)/100)*[.F17]" office:value-type="float" office:value="368.229382450555" calcext:value-type="float">
            <text:p>368.22938245056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" calcext:value-type="float">
            <text:p>9.0</text:p>
          </table:table-cell>
          <table:table-cell table:formula="of:=[.B18]*[.C18]*[.D18]*[.E18]" office:value-type="float" office:value="20808" calcext:value-type="float">
            <text:p>20808</text:p>
          </table:table-cell>
          <table:table-cell table:style-name="ce4" table:formula="of:=(LOG([.F18];101.113456891145)/100)*[.F18]" office:value-type="float" office:value="448.191018506005" calcext:value-type="float">
            <text:p>448.19101850601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.5" calcext:value-type="float">
            <text:p>9.5</text:p>
          </table:table-cell>
          <table:table-cell table:formula="of:=[.B19]*[.C19]*[.D19]*[.E19]" office:value-type="float" office:value="24624" calcext:value-type="float">
            <text:p>24624</text:p>
          </table:table-cell>
          <table:table-cell table:style-name="ce4" table:formula="of:=(LOG([.F19];101.113456891145)/100)*[.F19]" office:value-type="float" office:value="539.367173985468" calcext:value-type="float">
            <text:p>539.36717398547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0" calcext:value-type="float">
            <text:p>10.0</text:p>
          </table:table-cell>
          <table:table-cell table:formula="of:=[.B20]*[.C20]*[.D20]*[.E20]" office:value-type="float" office:value="28880" calcext:value-type="float">
            <text:p>28880</text:p>
          </table:table-cell>
          <table:table-cell table:style-name="ce4" table:formula="of:=(LOG([.F20];101.113456891145)/100)*[.F20]" office:value-type="float" office:value="642.56519941806" calcext:value-type="float">
            <text:p>642.56519941806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 table:formula="of:=[.B21]*[.C21]*[.D21]*[.E21]" office:value-type="float" office:value="33600" calcext:value-type="float">
            <text:p>33600</text:p>
          </table:table-cell>
          <table:table-cell table:style-name="ce4" table:formula="of:=(LOG([.F21];101.113456891145)/100)*[.F21]" office:value-type="float" office:value="758.600958373495" calcext:value-type="float">
            <text:p>758.6009583735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1" calcext:value-type="float">
            <text:p>11.0</text:p>
          </table:table-cell>
          <table:table-cell table:formula="of:=[.B22]*[.C22]*[.D22]*[.E22]" office:value-type="float" office:value="38808" calcext:value-type="float">
            <text:p>38808</text:p>
          </table:table-cell>
          <table:table-cell table:style-name="ce4" table:formula="of:=(LOG([.F22];101.113456891145)/100)*[.F22]" office:value-type="float" office:value="888.298386607452" calcext:value-type="float">
            <text:p>888.29838660745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table:formula="of:=[.B23]*[.C23]*[.D23]*[.E23]" office:value-type="float" office:value="44528" calcext:value-type="float">
            <text:p>44528</text:p>
          </table:table-cell>
          <table:table-cell table:style-name="ce4" table:formula="of:=(LOG([.F23];101.113456891145)/100)*[.F23]" office:value-type="float" office:value="1032.48909464105" calcext:value-type="float">
            <text:p>1032.48909464105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2" calcext:value-type="float">
            <text:p>12.0</text:p>
          </table:table-cell>
          <table:table-cell table:formula="of:=[.B24]*[.C24]*[.D24]*[.E24]" office:value-type="float" office:value="50784" calcext:value-type="float">
            <text:p>50784</text:p>
          </table:table-cell>
          <table:table-cell table:style-name="ce4" table:formula="of:=(LOG([.F24];101.113456891145)/100)*[.F24]" office:value-type="float" office:value="1192.01200765412" calcext:value-type="float">
            <text:p>1192.01200765412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2.5" calcext:value-type="float">
            <text:p>12.5</text:p>
          </table:table-cell>
          <table:table-cell table:formula="of:=[.B25]*[.C25]*[.D25]*[.E25]" office:value-type="float" office:value="57600" calcext:value-type="float">
            <text:p>57600</text:p>
          </table:table-cell>
          <table:table-cell table:style-name="ce4" table:formula="of:=(LOG([.F25];101.113456891145)/100)*[.F25]" office:value-type="float" office:value="1367.71303767075" calcext:value-type="float">
            <text:p>1367.71303767075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3" calcext:value-type="float">
            <text:p>13.0</text:p>
          </table:table-cell>
          <table:table-cell table:formula="of:=[.B26]*[.C26]*[.D26]*[.E26]" office:value-type="float" office:value="65000" calcext:value-type="float">
            <text:p>65000</text:p>
          </table:table-cell>
          <table:table-cell table:style-name="ce4" table:formula="of:=(LOG([.F26];101.113456891145)/100)*[.F26]" office:value-type="float" office:value="1560.44478387822" calcext:value-type="float">
            <text:p>1560.44478387822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3.5" calcext:value-type="float">
            <text:p>13.5</text:p>
          </table:table-cell>
          <table:table-cell table:formula="of:=[.B27]*[.C27]*[.D27]*[.E27]" office:value-type="float" office:value="73008" calcext:value-type="float">
            <text:p>73008</text:p>
          </table:table-cell>
          <table:table-cell table:style-name="ce4" table:formula="of:=(LOG([.F27];101.113456891145)/100)*[.F27]" office:value-type="float" office:value="1771.06625760544" calcext:value-type="float">
            <text:p>1771.06625760544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4" calcext:value-type="float">
            <text:p>14.0</text:p>
          </table:table-cell>
          <table:table-cell table:formula="of:=[.B28]*[.C28]*[.D28]*[.E28]" office:value-type="float" office:value="81648" calcext:value-type="float">
            <text:p>81648</text:p>
          </table:table-cell>
          <table:table-cell table:style-name="ce4" table:formula="of:=(LOG([.F28];101.113456891145)/100)*[.F28]" office:value-type="float" office:value="2000.44262903653" calcext:value-type="float">
            <text:p>2000.44262903653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table:formula="of:=[.B29]*[.C29]*[.D29]*[.E29]" office:value-type="float" office:value="90944" calcext:value-type="float">
            <text:p>90944</text:p>
          </table:table-cell>
          <table:table-cell table:style-name="ce4" table:formula="of:=(LOG([.F29];101.113456891145)/100)*[.F29]" office:value-type="float" office:value="2249.4449931801" calcext:value-type="float">
            <text:p>2249.4449931801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5" calcext:value-type="float">
            <text:p>15.0</text:p>
          </table:table-cell>
          <table:table-cell table:formula="of:=[.B30]*[.C30]*[.D30]*[.E30]" office:value-type="float" office:value="100920" calcext:value-type="float">
            <text:p>100920</text:p>
          </table:table-cell>
          <table:table-cell table:style-name="ce4" table:formula="of:=(LOG([.F30];101.113456891145)/100)*[.F30]" office:value-type="float" office:value="2518.95015297832" calcext:value-type="float">
            <text:p>2518.95015297832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5.5" calcext:value-type="float">
            <text:p>15.5</text:p>
          </table:table-cell>
          <table:table-cell table:formula="of:=[.B31]*[.C31]*[.D31]*[.E31]" office:value-type="float" office:value="111600" calcext:value-type="float">
            <text:p>111600</text:p>
          </table:table-cell>
          <table:table-cell table:style-name="ce4" table:formula="of:=(LOG([.F31];101.113456891145)/100)*[.F31]" office:value-type="float" office:value="2809.84041773868" calcext:value-type="float">
            <text:p>2809.84041773868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6" calcext:value-type="float">
            <text:p>16.0</text:p>
          </table:table-cell>
          <table:table-cell table:formula="of:=[.B32]*[.C32]*[.D32]*[.E32]" office:value-type="float" office:value="123008" calcext:value-type="float">
            <text:p>123008</text:p>
          </table:table-cell>
          <table:table-cell table:style-name="ce4" table:formula="of:=(LOG([.F32];101.113456891145)/100)*[.F32]" office:value-type="float" office:value="3123.00341531997" calcext:value-type="float">
            <text:p>3123.00341531997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6.5" calcext:value-type="float">
            <text:p>16.5</text:p>
          </table:table-cell>
          <table:table-cell table:formula="of:=[.B33]*[.C33]*[.D33]*[.E33]" office:value-type="float" office:value="135168" calcext:value-type="float">
            <text:p>135168</text:p>
          </table:table-cell>
          <table:table-cell table:style-name="ce4" table:formula="of:=(LOG([.F33];101.113456891145)/100)*[.F33]" office:value-type="float" office:value="3459.33191671063" calcext:value-type="float">
            <text:p>3459.33191671063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7" calcext:value-type="float">
            <text:p>17.0</text:p>
          </table:table-cell>
          <table:table-cell table:formula="of:=[.B34]*[.C34]*[.D34]*[.E34]" office:value-type="float" office:value="148104" calcext:value-type="float">
            <text:p>148104</text:p>
          </table:table-cell>
          <table:table-cell table:style-name="ce4" table:formula="of:=(LOG([.F34];101.113456891145)/100)*[.F34]" office:value-type="float" office:value="3819.7236718119" calcext:value-type="float">
            <text:p>3819.7236718119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7.5" calcext:value-type="float">
            <text:p>17.5</text:p>
          </table:table-cell>
          <table:table-cell table:formula="of:=[.B35]*[.C35]*[.D35]*[.E35]" office:value-type="float" office:value="161840" calcext:value-type="float">
            <text:p>161840</text:p>
          </table:table-cell>
          <table:table-cell table:style-name="ce4" table:formula="of:=(LOG([.F35];101.113456891145)/100)*[.F35]" office:value-type="float" office:value="4205.08125538533" calcext:value-type="float">
            <text:p>4205.08125538533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8" calcext:value-type="float">
            <text:p>18.0</text:p>
          </table:table-cell>
          <table:table-cell table:formula="of:=[.B36]*[.C36]*[.D36]*[.E36]" office:value-type="float" office:value="176400" calcext:value-type="float">
            <text:p>176400</text:p>
          </table:table-cell>
          <table:table-cell table:style-name="ce4" table:formula="of:=(LOG([.F36];101.113456891145)/100)*[.F36]" office:value-type="float" office:value="4616.31192224899" calcext:value-type="float">
            <text:p>4616.31192224899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8.5" calcext:value-type="float">
            <text:p>18.5</text:p>
          </table:table-cell>
          <table:table-cell table:formula="of:=[.B37]*[.C37]*[.D37]*[.E37]" office:value-type="float" office:value="191808" calcext:value-type="float">
            <text:p>191808</text:p>
          </table:table-cell>
          <table:table-cell table:style-name="ce4" table:formula="of:=(LOG([.F37];101.113456891145)/100)*[.F37]" office:value-type="float" office:value="5054.32747091371" calcext:value-type="float">
            <text:p>5054.32747091371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9" calcext:value-type="float">
            <text:p>19.0</text:p>
          </table:table-cell>
          <table:table-cell table:formula="of:=[.B38]*[.C38]*[.D38]*[.E38]" office:value-type="float" office:value="208088" calcext:value-type="float">
            <text:p>208088</text:p>
          </table:table-cell>
          <table:table-cell table:style-name="ce4" table:formula="of:=(LOG([.F38];101.113456891145)/100)*[.F38]" office:value-type="float" office:value="5520.04411494221" calcext:value-type="float">
            <text:p>5520.04411494221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9.5" calcext:value-type="float">
            <text:p>19.5</text:p>
          </table:table-cell>
          <table:table-cell table:formula="of:=[.B39]*[.C39]*[.D39]*[.E39]" office:value-type="float" office:value="225264" calcext:value-type="float">
            <text:p>225264</text:p>
          </table:table-cell>
          <table:table-cell table:style-name="ce4" table:formula="of:=(LOG([.F39];101.113456891145)/100)*[.F39]" office:value-type="float" office:value="6014.38236139293" calcext:value-type="float">
            <text:p>6014.38236139293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0" calcext:value-type="float">
            <text:p>20.0</text:p>
          </table:table-cell>
          <table:table-cell table:formula="of:=[.B40]*[.C40]*[.D40]*[.E40]" office:value-type="float" office:value="243360" calcext:value-type="float">
            <text:p>243360</text:p>
          </table:table-cell>
          <table:table-cell table:style-name="ce4" table:formula="of:=(LOG([.F40];101.113456891145)/100)*[.F40]" office:value-type="float" office:value="6538.26689577901" calcext:value-type="float">
            <text:p>6538.26689577901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0.5" calcext:value-type="float">
            <text:p>20.5</text:p>
          </table:table-cell>
          <table:table-cell table:formula="of:=[.B41]*[.C41]*[.D41]*[.E41]" office:value-type="float" office:value="262400" calcext:value-type="float">
            <text:p>262400</text:p>
          </table:table-cell>
          <table:table-cell table:style-name="ce4" table:formula="of:=(LOG([.F41];101.113456891145)/100)*[.F41]" office:value-type="float" office:value="7092.6264730321" calcext:value-type="float">
            <text:p>7092.6264730321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1" calcext:value-type="float">
            <text:p>21.0</text:p>
          </table:table-cell>
          <table:table-cell table:formula="of:=[.B42]*[.C42]*[.D42]*[.E42]" office:value-type="float" office:value="282408" calcext:value-type="float">
            <text:p>282408</text:p>
          </table:table-cell>
          <table:table-cell table:style-name="ce4" table:formula="of:=(LOG([.F42];101.113456891145)/100)*[.F42]" office:value-type="float" office:value="7678.39381401286" calcext:value-type="float">
            <text:p>7678.39381401286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1.5" calcext:value-type="float">
            <text:p>21.5</text:p>
          </table:table-cell>
          <table:table-cell table:formula="of:=[.B43]*[.C43]*[.D43]*[.E43]" office:value-type="float" office:value="303408" calcext:value-type="float">
            <text:p>303408</text:p>
          </table:table-cell>
          <table:table-cell table:style-name="ce4" table:formula="of:=(LOG([.F43];101.113456891145)/100)*[.F43]" office:value-type="float" office:value="8296.50550715522" calcext:value-type="float">
            <text:p>8296.50550715522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2" calcext:value-type="float">
            <text:p>22.0</text:p>
          </table:table-cell>
          <table:table-cell table:formula="of:=[.B44]*[.C44]*[.D44]*[.E44]" office:value-type="float" office:value="325424" calcext:value-type="float">
            <text:p>325424</text:p>
          </table:table-cell>
          <table:table-cell table:style-name="ce4" table:formula="of:=(LOG([.F44];101.113456891145)/100)*[.F44]" office:value-type="float" office:value="8947.90191487176" calcext:value-type="float">
            <text:p>8947.90191487176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2.5" calcext:value-type="float">
            <text:p>22.5</text:p>
          </table:table-cell>
          <table:table-cell table:formula="of:=[.B45]*[.C45]*[.D45]*[.E45]" office:value-type="float" office:value="348480" calcext:value-type="float">
            <text:p>348480</text:p>
          </table:table-cell>
          <table:table-cell table:style-name="ce4" table:formula="of:=(LOG([.F45];101.113456891145)/100)*[.F45]" office:value-type="float" office:value="9633.52708438242" calcext:value-type="float">
            <text:p>9633.52708438242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3" calcext:value-type="float">
            <text:p>23.0</text:p>
          </table:table-cell>
          <table:table-cell table:formula="of:=[.B46]*[.C46]*[.D46]*[.E46]" office:value-type="float" office:value="372600" calcext:value-type="float">
            <text:p>372600</text:p>
          </table:table-cell>
          <table:table-cell table:style-name="ce4" table:formula="of:=(LOG([.F46];101.113456891145)/100)*[.F46]" office:value-type="float" office:value="10354.3286626604" calcext:value-type="float">
            <text:p>10354.3286626604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6" calcext:value-type="float">
            <text:p>46</text:p>
          </table:table-cell>
          <table:table-cell office:value-type="float" office:value="92" calcext:value-type="float">
            <text:p>9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3.5" calcext:value-type="float">
            <text:p>23.5</text:p>
          </table:table-cell>
          <table:table-cell table:formula="of:=[.B47]*[.C47]*[.D47]*[.E47]" office:value-type="float" office:value="397808" calcext:value-type="float">
            <text:p>397808</text:p>
          </table:table-cell>
          <table:table-cell table:style-name="ce4" table:formula="of:=(LOG([.F47];101.113456891145)/100)*[.F47]" office:value-type="float" office:value="11111.2578152163" calcext:value-type="float">
            <text:p>11111.2578152163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7" calcext:value-type="float">
            <text:p>47</text:p>
          </table:table-cell>
          <table:table-cell office:value-type="float" office:value="94" calcext:value-type="float">
            <text:p>9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4" calcext:value-type="float">
            <text:p>24.0</text:p>
          </table:table-cell>
          <table:table-cell table:formula="of:=[.B48]*[.C48]*[.D48]*[.E48]" office:value-type="float" office:value="424128" calcext:value-type="float">
            <text:p>424128</text:p>
          </table:table-cell>
          <table:table-cell table:style-name="ce4" table:formula="of:=(LOG([.F48];101.113456891145)/100)*[.F48]" office:value-type="float" office:value="11905.2691484665" calcext:value-type="float">
            <text:p>11905.2691484665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.5" calcext:value-type="float">
            <text:p>24.5</text:p>
          </table:table-cell>
          <table:table-cell table:formula="of:=[.B49]*[.C49]*[.D49]*[.E49]" office:value-type="float" office:value="451584" calcext:value-type="float">
            <text:p>451584</text:p>
          </table:table-cell>
          <table:table-cell table:style-name="ce4" table:formula="of:=(LOG([.F49];101.113456891145)/100)*[.F49]" office:value-type="float" office:value="12737.3206354539" calcext:value-type="float">
            <text:p>12737.3206354539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5" calcext:value-type="float">
            <text:p>25.0</text:p>
          </table:table-cell>
          <table:table-cell table:formula="of:=[.B50]*[.C50]*[.D50]*[.E50]" office:value-type="float" office:value="480200" calcext:value-type="float">
            <text:p>480200</text:p>
          </table:table-cell>
          <table:table-cell table:style-name="ce4" table:formula="of:=(LOG([.F50];101.113456891145)/100)*[.F50]" office:value-type="float" office:value="13608.3735447074" calcext:value-type="float">
            <text:p>13608.3735447074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5.5" calcext:value-type="float">
            <text:p>25.5</text:p>
          </table:table-cell>
          <table:table-cell table:formula="of:=[.B51]*[.C51]*[.D51]*[.E51]" office:value-type="float" office:value="510000" calcext:value-type="float">
            <text:p>510000</text:p>
          </table:table-cell>
          <table:table-cell table:style-name="ce4" table:formula="of:=(LOG([.F51];101.113456891145)/100)*[.F51]" office:value-type="float" office:value="14519.3923720469" calcext:value-type="float">
            <text:p>14519.3923720469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1" calcext:value-type="float">
            <text:p>51</text:p>
          </table:table-cell>
          <table:table-cell office:value-type="float" office:value="102" calcext:value-type="float">
            <text:p>10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6" calcext:value-type="float">
            <text:p>26.0</text:p>
          </table:table-cell>
          <table:table-cell table:formula="of:=[.B52]*[.C52]*[.D52]*[.E52]" office:value-type="float" office:value="541008" calcext:value-type="float">
            <text:p>541008</text:p>
          </table:table-cell>
          <table:table-cell table:style-name="ce4" table:formula="of:=(LOG([.F52];101.113456891145)/100)*[.F52]" office:value-type="float" office:value="15471.3447751529" calcext:value-type="float">
            <text:p>15471.3447751529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6.5" calcext:value-type="float">
            <text:p>26.5</text:p>
          </table:table-cell>
          <table:table-cell table:formula="of:=[.B53]*[.C53]*[.D53]*[.E53]" office:value-type="float" office:value="573248" calcext:value-type="float">
            <text:p>573248</text:p>
          </table:table-cell>
          <table:table-cell table:style-name="ce4" table:formula="of:=(LOG([.F53];101.113456891145)/100)*[.F53]" office:value-type="float" office:value="16465.2015107376" calcext:value-type="float">
            <text:p>16465.2015107376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7" calcext:value-type="float">
            <text:p>27.0</text:p>
          </table:table-cell>
          <table:table-cell table:formula="of:=[.B54]*[.C54]*[.D54]*[.E54]" office:value-type="float" office:value="606744" calcext:value-type="float">
            <text:p>606744</text:p>
          </table:table-cell>
          <table:table-cell table:style-name="ce4" table:formula="of:=(LOG([.F54];101.113456891145)/100)*[.F54]" office:value-type="float" office:value="17501.9363741634" calcext:value-type="float">
            <text:p>17501.9363741634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4" calcext:value-type="float">
            <text:p>54</text:p>
          </table:table-cell>
          <table:table-cell office:value-type="float" office:value="108" calcext:value-type="float">
            <text:p>10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7.5" calcext:value-type="float">
            <text:p>27.5</text:p>
          </table:table-cell>
          <table:table-cell table:formula="of:=[.B55]*[.C55]*[.D55]*[.E55]" office:value-type="float" office:value="641520" calcext:value-type="float">
            <text:p>641520</text:p>
          </table:table-cell>
          <table:table-cell table:style-name="ce4" table:formula="of:=(LOG([.F55];101.113456891145)/100)*[.F55]" office:value-type="float" office:value="18582.5261413703" calcext:value-type="float">
            <text:p>18582.5261413703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8" calcext:value-type="float">
            <text:p>28.0</text:p>
          </table:table-cell>
          <table:table-cell table:formula="of:=[.B56]*[.C56]*[.D56]*[.E56]" office:value-type="float" office:value="677600" calcext:value-type="float">
            <text:p>677600</text:p>
          </table:table-cell>
          <table:table-cell table:style-name="ce4" table:formula="of:=(LOG([.F56];101.113456891145)/100)*[.F56]" office:value-type="float" office:value="19707.9505129814" calcext:value-type="float">
            <text:p>19707.9505129814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8.5" calcext:value-type="float">
            <text:p>28.5</text:p>
          </table:table-cell>
          <table:table-cell table:formula="of:=[.B57]*[.C57]*[.D57]*[.E57]" office:value-type="float" office:value="715008" calcext:value-type="float">
            <text:p>715008</text:p>
          </table:table-cell>
          <table:table-cell table:style-name="ce4" table:formula="of:=(LOG([.F57];101.113456891145)/100)*[.F57]" office:value-type="float" office:value="20879.1920604663" calcext:value-type="float">
            <text:p>20879.1920604663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114" calcext:value-type="float">
            <text:p>11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29" calcext:value-type="float">
            <text:p>29.0</text:p>
          </table:table-cell>
          <table:table-cell table:formula="of:=[.B58]*[.C58]*[.D58]*[.E58]" office:value-type="float" office:value="753768" calcext:value-type="float">
            <text:p>753768</text:p>
          </table:table-cell>
          <table:table-cell table:style-name="ce4" table:formula="of:=(LOG([.F58];101.113456891145)/100)*[.F58]" office:value-type="float" office:value="22097.2361742507" calcext:value-type="float">
            <text:p>22097.2361742507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9.5" calcext:value-type="float">
            <text:p>29.5</text:p>
          </table:table-cell>
          <table:table-cell table:formula="of:=[.B59]*[.C59]*[.D59]*[.E59]" office:value-type="float" office:value="793904" calcext:value-type="float">
            <text:p>793904</text:p>
          </table:table-cell>
          <table:table-cell table:style-name="ce4" table:formula="of:=(LOG([.F59];101.113456891145)/100)*[.F59]" office:value-type="float" office:value="23363.0710136686" calcext:value-type="float">
            <text:p>23363.0710136686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0" calcext:value-type="float">
            <text:p>30.0</text:p>
          </table:table-cell>
          <table:table-cell table:formula="of:=[.B60]*[.C60]*[.D60]*[.E60]" office:value-type="float" office:value="835440" calcext:value-type="float">
            <text:p>835440</text:p>
          </table:table-cell>
          <table:table-cell table:style-name="ce4" table:formula="of:=(LOG([.F60];101.113456891145)/100)*[.F60]" office:value-type="float" office:value="24677.6874586614" calcext:value-type="float">
            <text:p>24677.6874586614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0.5" calcext:value-type="float">
            <text:p>30.5</text:p>
          </table:table-cell>
          <table:table-cell table:formula="of:=[.B61]*[.C61]*[.D61]*[.E61]" office:value-type="float" office:value="878400" calcext:value-type="float">
            <text:p>878400</text:p>
          </table:table-cell>
          <table:table-cell table:style-name="ce4" table:formula="of:=(LOG([.F61];101.113456891145)/100)*[.F61]" office:value-type="float" office:value="26042.0790631321" calcext:value-type="float">
            <text:p>26042.0790631321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1" calcext:value-type="float">
            <text:p>61</text:p>
          </table:table-cell>
          <table:table-cell office:value-type="float" office:value="122" calcext:value-type="float">
            <text:p>12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1" calcext:value-type="float">
            <text:p>31.0</text:p>
          </table:table-cell>
          <table:table-cell table:formula="of:=[.B62]*[.C62]*[.D62]*[.E62]" office:value-type="float" office:value="922808" calcext:value-type="float">
            <text:p>922808</text:p>
          </table:table-cell>
          <table:table-cell table:style-name="ce4" table:formula="of:=(LOG([.F62];101.113456891145)/100)*[.F62]" office:value-type="float" office:value="27457.2420098733" calcext:value-type="float">
            <text:p>27457.2420098733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2" calcext:value-type="float">
            <text:p>62</text:p>
          </table:table-cell>
          <table:table-cell office:value-type="float" office:value="124" calcext:value-type="float">
            <text:p>12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1.5" calcext:value-type="float">
            <text:p>31.5</text:p>
          </table:table-cell>
          <table:table-cell table:formula="of:=[.B63]*[.C63]*[.D63]*[.E63]" office:value-type="float" office:value="968688" calcext:value-type="float">
            <text:p>968688</text:p>
          </table:table-cell>
          <table:table-cell table:style-name="ce4" table:formula="of:=(LOG([.F63];101.113456891145)/100)*[.F63]" office:value-type="float" office:value="28924.1750669891" calcext:value-type="float">
            <text:p>28924.1750669891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2" calcext:value-type="float">
            <text:p>32.0</text:p>
          </table:table-cell>
          <table:table-cell table:formula="of:=[.B64]*[.C64]*[.D64]*[.E64]" office:value-type="float" office:value="1016064" calcext:value-type="float">
            <text:p>1016064</text:p>
          </table:table-cell>
          <table:table-cell table:style-name="ce4" table:formula="of:=(LOG([.F64];101.113456891145)/100)*[.F64]" office:value-type="float" office:value="30443.8795457382" calcext:value-type="float">
            <text:p>30443.8795457382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2.5" calcext:value-type="float">
            <text:p>32.5</text:p>
          </table:table-cell>
          <table:table-cell table:formula="of:=[.B65]*[.C65]*[.D65]*[.E65]" office:value-type="float" office:value="1064960" calcext:value-type="float">
            <text:p>1064960</text:p>
          </table:table-cell>
          <table:table-cell table:style-name="ce4" table:formula="of:=(LOG([.F65];101.113456891145)/100)*[.F65]" office:value-type="float" office:value="32017.3592597298" calcext:value-type="float">
            <text:p>32017.3592597298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3" calcext:value-type="float">
            <text:p>33.0</text:p>
          </table:table-cell>
          <table:table-cell table:formula="of:=[.B66]*[.C66]*[.D66]*[.E66]" office:value-type="float" office:value="1115400" calcext:value-type="float">
            <text:p>1115400</text:p>
          </table:table-cell>
          <table:table-cell table:style-name="ce4" table:formula="of:=(LOG([.F66];101.113456891145)/100)*[.F66]" office:value-type="float" office:value="33645.6204854088" calcext:value-type="float">
            <text:p>33645.6204854088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6" calcext:value-type="float">
            <text:p>66</text:p>
          </table:table-cell>
          <table:table-cell office:value-type="float" office:value="132" calcext:value-type="float">
            <text:p>13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3.5" calcext:value-type="float">
            <text:p>33.5</text:p>
          </table:table-cell>
          <table:table-cell table:formula="of:=[.B67]*[.C67]*[.D67]*[.E67]" office:value-type="float" office:value="1167408" calcext:value-type="float">
            <text:p>1167408</text:p>
          </table:table-cell>
          <table:table-cell table:style-name="ce4" table:formula="of:=(LOG([.F67];101.113456891145)/100)*[.F67]" office:value-type="float" office:value="35329.6719237689" calcext:value-type="float">
            <text:p>35329.6719237689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4" calcext:value-type="float">
            <text:p>34.0</text:p>
          </table:table-cell>
          <table:table-cell table:formula="of:=[.B68]*[.C68]*[.D68]*[.E68]" office:value-type="float" office:value="1221008" calcext:value-type="float">
            <text:p>1221008</text:p>
          </table:table-cell>
          <table:table-cell table:style-name="ce4" table:formula="of:=(LOG([.F68];101.113456891145)/100)*[.F68]" office:value-type="float" office:value="37070.5246632387" calcext:value-type="float">
            <text:p>37070.5246632387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8" calcext:value-type="float">
            <text:p>68</text:p>
          </table:table-cell>
          <table:table-cell office:value-type="float" office:value="136" calcext:value-type="float">
            <text:p>13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4.5" calcext:value-type="float">
            <text:p>34.5</text:p>
          </table:table-cell>
          <table:table-cell table:formula="of:=[.B69]*[.C69]*[.D69]*[.E69]" office:value-type="float" office:value="1276224" calcext:value-type="float">
            <text:p>1276224</text:p>
          </table:table-cell>
          <table:table-cell table:style-name="ce4" table:formula="of:=(LOG([.F69];101.113456891145)/100)*[.F69]" office:value-type="float" office:value="38869.1921436862" calcext:value-type="float">
            <text:p>38869.1921436862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5" calcext:value-type="float">
            <text:p>35.0</text:p>
          </table:table-cell>
          <table:table-cell table:formula="of:=[.B70]*[.C70]*[.D70]*[.E70]" office:value-type="float" office:value="1333080" calcext:value-type="float">
            <text:p>1333080</text:p>
          </table:table-cell>
          <table:table-cell table:style-name="ce4" table:formula="of:=(LOG([.F70];101.113456891145)/100)*[.F70]" office:value-type="float" office:value="40726.690121493" calcext:value-type="float">
            <text:p>40726.69012149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5.5" calcext:value-type="float">
            <text:p>35.5</text:p>
          </table:table-cell>
          <table:table-cell table:formula="of:=[.B71]*[.C71]*[.D71]*[.E71]" office:value-type="float" office:value="1391600" calcext:value-type="float">
            <text:p>1391600</text:p>
          </table:table-cell>
          <table:table-cell table:style-name="ce4" table:formula="of:=(LOG([.F71];101.113456891145)/100)*[.F71]" office:value-type="float" office:value="42644.0366356513" calcext:value-type="float">
            <text:p>42644.0366356513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6" calcext:value-type="float">
            <text:p>36.0</text:p>
          </table:table-cell>
          <table:table-cell table:formula="of:=[.B72]*[.C72]*[.D72]*[.E72]" office:value-type="float" office:value="1451808" calcext:value-type="float">
            <text:p>1451808</text:p>
          </table:table-cell>
          <table:table-cell table:style-name="ce4" table:formula="of:=(LOG([.F72];101.113456891145)/100)*[.F72]" office:value-type="float" office:value="44622.2519748381" calcext:value-type="float">
            <text:p>44622.2519748381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2" calcext:value-type="float">
            <text:p>72</text:p>
          </table:table-cell>
          <table:table-cell office:value-type="float" office:value="144" calcext:value-type="float">
            <text:p>14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6.5" calcext:value-type="float">
            <text:p>36.5</text:p>
          </table:table-cell>
          <table:table-cell table:formula="of:=[.B73]*[.C73]*[.D73]*[.E73]" office:value-type="float" office:value="1513728" calcext:value-type="float">
            <text:p>1513728</text:p>
          </table:table-cell>
          <table:table-cell table:style-name="ce4" table:formula="of:=(LOG([.F73];101.113456891145)/100)*[.F73]" office:value-type="float" office:value="46662.3586454267" calcext:value-type="float">
            <text:p>46662.3586454267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3" calcext:value-type="float">
            <text:p>73</text:p>
          </table:table-cell>
          <table:table-cell office:value-type="float" office:value="146" calcext:value-type="float">
            <text:p>14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7" calcext:value-type="float">
            <text:p>37.0</text:p>
          </table:table-cell>
          <table:table-cell table:formula="of:=[.B74]*[.C74]*[.D74]*[.E74]" office:value-type="float" office:value="1577384" calcext:value-type="float">
            <text:p>1577384</text:p>
          </table:table-cell>
          <table:table-cell table:style-name="ce4" table:formula="of:=(LOG([.F74];101.113456891145)/100)*[.F74]" office:value-type="float" office:value="48765.3813403943" calcext:value-type="float">
            <text:p>48765.3813403943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7.5" calcext:value-type="float">
            <text:p>37.5</text:p>
          </table:table-cell>
          <table:table-cell table:formula="of:=[.B75]*[.C75]*[.D75]*[.E75]" office:value-type="float" office:value="1642800" calcext:value-type="float">
            <text:p>1642800</text:p>
          </table:table-cell>
          <table:table-cell table:style-name="ce4" table:formula="of:=(LOG([.F75];101.113456891145)/100)*[.F75]" office:value-type="float" office:value="50932.3469090905" calcext:value-type="float">
            <text:p>50932.3469090905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8" calcext:value-type="float">
            <text:p>38.0</text:p>
          </table:table-cell>
          <table:table-cell table:formula="of:=[.B76]*[.C76]*[.D76]*[.E76]" office:value-type="float" office:value="1710000" calcext:value-type="float">
            <text:p>1710000</text:p>
          </table:table-cell>
          <table:table-cell table:style-name="ce4" table:formula="of:=(LOG([.F76];101.113456891145)/100)*[.F76]" office:value-type="float" office:value="53164.2843278293" calcext:value-type="float">
            <text:p>53164.2843278293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6" calcext:value-type="float">
            <text:p>76</text:p>
          </table:table-cell>
          <table:table-cell office:value-type="float" office:value="152" calcext:value-type="float">
            <text:p>1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8.5" calcext:value-type="float">
            <text:p>38.5</text:p>
          </table:table-cell>
          <table:table-cell table:formula="of:=[.B77]*[.C77]*[.D77]*[.E77]" office:value-type="float" office:value="1779008" calcext:value-type="float">
            <text:p>1779008</text:p>
          </table:table-cell>
          <table:table-cell table:style-name="ce4" table:formula="of:=(LOG([.F77];101.113456891145)/100)*[.F77]" office:value-type="float" office:value="55462.224671273" calcext:value-type="float">
            <text:p>55462.22467127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7" calcext:value-type="float">
            <text:p>77</text:p>
          </table:table-cell>
          <table:table-cell office:value-type="float" office:value="154" calcext:value-type="float">
            <text:p>15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39" calcext:value-type="float">
            <text:p>39.0</text:p>
          </table:table-cell>
          <table:table-cell table:formula="of:=[.B78]*[.C78]*[.D78]*[.E78]" office:value-type="float" office:value="1849848" calcext:value-type="float">
            <text:p>1849848</text:p>
          </table:table-cell>
          <table:table-cell table:style-name="ce4" table:formula="of:=(LOG([.F78];101.113456891145)/100)*[.F78]" office:value-type="float" office:value="57827.2010845759" calcext:value-type="float">
            <text:p>57827.2010845759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39.5" calcext:value-type="float">
            <text:p>39.5</text:p>
          </table:table-cell>
          <table:table-cell table:formula="of:=[.B79]*[.C79]*[.D79]*[.E79]" office:value-type="float" office:value="1922544" calcext:value-type="float">
            <text:p>1922544</text:p>
          </table:table-cell>
          <table:table-cell table:style-name="ce4" table:formula="of:=(LOG([.F79];101.113456891145)/100)*[.F79]" office:value-type="float" office:value="60260.2487562582" calcext:value-type="float">
            <text:p>60260.2487562582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0" calcext:value-type="float">
            <text:p>40.0</text:p>
          </table:table-cell>
          <table:table-cell table:formula="of:=[.B80]*[.C80]*[.D80]*[.E80]" office:value-type="float" office:value="1997120" calcext:value-type="float">
            <text:p>1997120</text:p>
          </table:table-cell>
          <table:table-cell table:style-name="ce4" table:formula="of:=(LOG([.F80];101.113456891145)/100)*[.F80]" office:value-type="float" office:value="62762.4048917807" calcext:value-type="float">
            <text:p>62762.4048917807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0.5" calcext:value-type="float">
            <text:p>40.5</text:p>
          </table:table-cell>
          <table:table-cell table:formula="of:=[.B81]*[.C81]*[.D81]*[.E81]" office:value-type="float" office:value="2073600" calcext:value-type="float">
            <text:p>2073600</text:p>
          </table:table-cell>
          <table:table-cell table:style-name="ce4" table:formula="of:=(LOG([.F81];101.113456891145)/100)*[.F81]" office:value-type="float" office:value="65334.7086877948" calcext:value-type="float">
            <text:p>65334.7086877948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1" calcext:value-type="float">
            <text:p>81</text:p>
          </table:table-cell>
          <table:table-cell office:value-type="float" office:value="162" calcext:value-type="float">
            <text:p>16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1" calcext:value-type="float">
            <text:p>41.0</text:p>
          </table:table-cell>
          <table:table-cell table:formula="of:=[.B82]*[.C82]*[.D82]*[.E82]" office:value-type="float" office:value="2152008" calcext:value-type="float">
            <text:p>2152008</text:p>
          </table:table-cell>
          <table:table-cell table:style-name="ce4" table:formula="of:=(LOG([.F82];101.113456891145)/100)*[.F82]" office:value-type="float" office:value="67978.2013070422" calcext:value-type="float">
            <text:p>67978.2013070422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2" calcext:value-type="float">
            <text:p>82</text:p>
          </table:table-cell>
          <table:table-cell office:value-type="float" office:value="164" calcext:value-type="float">
            <text:p>16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1.5" calcext:value-type="float">
            <text:p>41.5</text:p>
          </table:table-cell>
          <table:table-cell table:formula="of:=[.B83]*[.C83]*[.D83]*[.E83]" office:value-type="float" office:value="2232368" calcext:value-type="float">
            <text:p>2232368</text:p>
          </table:table-cell>
          <table:table-cell table:style-name="ce4" table:formula="of:=(LOG([.F83];101.113456891145)/100)*[.F83]" office:value-type="float" office:value="70693.9258538784" calcext:value-type="float">
            <text:p>70693.9258538784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3" calcext:value-type="float">
            <text:p>83</text:p>
          </table:table-cell>
          <table:table-cell office:value-type="float" office:value="166" calcext:value-type="float">
            <text:p>16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2" calcext:value-type="float">
            <text:p>42.0</text:p>
          </table:table-cell>
          <table:table-cell table:formula="of:=[.B84]*[.C84]*[.D84]*[.E84]" office:value-type="float" office:value="2314704" calcext:value-type="float">
            <text:p>2314704</text:p>
          </table:table-cell>
          <table:table-cell table:style-name="ce4" table:formula="of:=(LOG([.F84];101.113456891145)/100)*[.F84]" office:value-type="float" office:value="73482.9273503993" calcext:value-type="float">
            <text:p>73482.9273503993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4" calcext:value-type="float">
            <text:p>84</text:p>
          </table:table-cell>
          <table:table-cell office:value-type="float" office:value="168" calcext:value-type="float">
            <text:p>16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2.5" calcext:value-type="float">
            <text:p>42.5</text:p>
          </table:table-cell>
          <table:table-cell table:formula="of:=[.B85]*[.C85]*[.D85]*[.E85]" office:value-type="float" office:value="2399040" calcext:value-type="float">
            <text:p>2399040</text:p>
          </table:table-cell>
          <table:table-cell table:style-name="ce4" table:formula="of:=(LOG([.F85];101.113456891145)/100)*[.F85]" office:value-type="float" office:value="76346.252713147" calcext:value-type="float">
            <text:p>76346.25271314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5" calcext:value-type="float">
            <text:p>85</text:p>
          </table:table-cell>
          <table:table-cell office:value-type="float" office:value="170" calcext:value-type="float">
            <text:p>17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3" calcext:value-type="float">
            <text:p>43.0</text:p>
          </table:table-cell>
          <table:table-cell table:formula="of:=[.B86]*[.C86]*[.D86]*[.E86]" office:value-type="float" office:value="2485400" calcext:value-type="float">
            <text:p>2485400</text:p>
          </table:table-cell>
          <table:table-cell table:style-name="ce4" table:formula="of:=(LOG([.F86];101.113456891145)/100)*[.F86]" office:value-type="float" office:value="79284.950730375" calcext:value-type="float">
            <text:p>79284.950730375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6" calcext:value-type="float">
            <text:p>86</text:p>
          </table:table-cell>
          <table:table-cell office:value-type="float" office:value="172" calcext:value-type="float">
            <text:p>17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3.5" calcext:value-type="float">
            <text:p>43.5</text:p>
          </table:table-cell>
          <table:table-cell table:formula="of:=[.B87]*[.C87]*[.D87]*[.E87]" office:value-type="float" office:value="2573808" calcext:value-type="float">
            <text:p>2573808</text:p>
          </table:table-cell>
          <table:table-cell table:style-name="ce4" table:formula="of:=(LOG([.F87];101.113456891145)/100)*[.F87]" office:value-type="float" office:value="82300.0720398529" calcext:value-type="float">
            <text:p>82300.0720398529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7" calcext:value-type="float">
            <text:p>87</text:p>
          </table:table-cell>
          <table:table-cell office:value-type="float" office:value="174" calcext:value-type="float">
            <text:p>17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4" calcext:value-type="float">
            <text:p>44.0</text:p>
          </table:table-cell>
          <table:table-cell table:formula="of:=[.B88]*[.C88]*[.D88]*[.E88]" office:value-type="float" office:value="2664288" calcext:value-type="float">
            <text:p>2664288</text:p>
          </table:table-cell>
          <table:table-cell table:style-name="ce4" table:formula="of:=(LOG([.F88];101.113456891145)/100)*[.F88]" office:value-type="float" office:value="85392.6691071907" calcext:value-type="float">
            <text:p>85392.6691071907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8" calcext:value-type="float">
            <text:p>88</text:p>
          </table:table-cell>
          <table:table-cell office:value-type="float" office:value="176" calcext:value-type="float">
            <text:p>1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4.5" calcext:value-type="float">
            <text:p>44.5</text:p>
          </table:table-cell>
          <table:table-cell table:formula="of:=[.B89]*[.C89]*[.D89]*[.E89]" office:value-type="float" office:value="2756864" calcext:value-type="float">
            <text:p>2756864</text:p>
          </table:table-cell>
          <table:table-cell table:style-name="ce4" table:formula="of:=(LOG([.F89];101.113456891145)/100)*[.F89]" office:value-type="float" office:value="88563.7962046657" calcext:value-type="float">
            <text:p>88563.7962046657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89" calcext:value-type="float">
            <text:p>89</text:p>
          </table:table-cell>
          <table:table-cell office:value-type="float" office:value="178" calcext:value-type="float">
            <text:p>17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5" calcext:value-type="float">
            <text:p>45.0</text:p>
          </table:table-cell>
          <table:table-cell table:formula="of:=[.B90]*[.C90]*[.D90]*[.E90]" office:value-type="float" office:value="2851560" calcext:value-type="float">
            <text:p>2851560</text:p>
          </table:table-cell>
          <table:table-cell table:style-name="ce4" table:formula="of:=(LOG([.F90];101.113456891145)/100)*[.F90]" office:value-type="float" office:value="91814.5093905344" calcext:value-type="float">
            <text:p>91814.5093905344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5.5" calcext:value-type="float">
            <text:p>45.5</text:p>
          </table:table-cell>
          <table:table-cell table:formula="of:=[.B91]*[.C91]*[.D91]*[.E91]" office:value-type="float" office:value="2948400" calcext:value-type="float">
            <text:p>2948400</text:p>
          </table:table-cell>
          <table:table-cell table:style-name="ce4" table:formula="of:=(LOG([.F91];101.113456891145)/100)*[.F91]" office:value-type="float" office:value="95145.8664888129" calcext:value-type="float">
            <text:p>95145.8664888129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6" calcext:value-type="float">
            <text:p>46.0</text:p>
          </table:table-cell>
          <table:table-cell table:formula="of:=[.B92]*[.C92]*[.D92]*[.E92]" office:value-type="float" office:value="3047408" calcext:value-type="float">
            <text:p>3047408</text:p>
          </table:table-cell>
          <table:table-cell table:style-name="ce4" table:formula="of:=(LOG([.F92];101.113456891145)/100)*[.F92]" office:value-type="float" office:value="98558.9270695091" calcext:value-type="float">
            <text:p>98558.9270695091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2" calcext:value-type="float">
            <text:p>92</text:p>
          </table:table-cell>
          <table:table-cell office:value-type="float" office:value="184" calcext:value-type="float">
            <text:p>18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6.5" calcext:value-type="float">
            <text:p>46.5</text:p>
          </table:table-cell>
          <table:table-cell table:formula="of:=[.B93]*[.C93]*[.D93]*[.E93]" office:value-type="float" office:value="3148608" calcext:value-type="float">
            <text:p>3148608</text:p>
          </table:table-cell>
          <table:table-cell table:style-name="ce4" table:formula="of:=(LOG([.F93];101.113456891145)/100)*[.F93]" office:value-type="float" office:value="102054.752429294" calcext:value-type="float">
            <text:p>102054.75242929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7" calcext:value-type="float">
            <text:p>47.0</text:p>
          </table:table-cell>
          <table:table-cell table:formula="of:=[.B94]*[.C94]*[.D94]*[.E94]" office:value-type="float" office:value="3252024" calcext:value-type="float">
            <text:p>3252024</text:p>
          </table:table-cell>
          <table:table-cell table:style-name="ce4" table:formula="of:=(LOG([.F94];101.113456891145)/100)*[.F94]" office:value-type="float" office:value="105634.405572596" calcext:value-type="float">
            <text:p>105634.405572596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4" calcext:value-type="float">
            <text:p>94</text:p>
          </table:table-cell>
          <table:table-cell office:value-type="float" office:value="188" calcext:value-type="float">
            <text:p>18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7.5" calcext:value-type="float">
            <text:p>47.5</text:p>
          </table:table-cell>
          <table:table-cell table:formula="of:=[.B95]*[.C95]*[.D95]*[.E95]" office:value-type="float" office:value="3357680" calcext:value-type="float">
            <text:p>3357680</text:p>
          </table:table-cell>
          <table:table-cell table:style-name="ce4" table:formula="of:=(LOG([.F95];101.113456891145)/100)*[.F95]" office:value-type="float" office:value="109298.951193104" calcext:value-type="float">
            <text:p>109298.95119310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5" calcext:value-type="float">
            <text:p>95</text:p>
          </table:table-cell>
          <table:table-cell office:value-type="float" office:value="190" calcext:value-type="float">
            <text:p>19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8" calcext:value-type="float">
            <text:p>48.0</text:p>
          </table:table-cell>
          <table:table-cell table:formula="of:=[.B96]*[.C96]*[.D96]*[.E96]" office:value-type="float" office:value="3465600" calcext:value-type="float">
            <text:p>3465600</text:p>
          </table:table-cell>
          <table:table-cell table:style-name="ce4" table:formula="of:=(LOG([.F96];101.113456891145)/100)*[.F96]" office:value-type="float" office:value="113049.455655664" calcext:value-type="float">
            <text:p>113049.45565566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8.5" calcext:value-type="float">
            <text:p>48.5</text:p>
          </table:table-cell>
          <table:table-cell table:formula="of:=[.B97]*[.C97]*[.D97]*[.E97]" office:value-type="float" office:value="3575808" calcext:value-type="float">
            <text:p>3575808</text:p>
          </table:table-cell>
          <table:table-cell table:style-name="ce4" table:formula="of:=(LOG([.F97];101.113456891145)/100)*[.F97]" office:value-type="float" office:value="116886.986978571" calcext:value-type="float">
            <text:p>116886.986978571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49" calcext:value-type="float">
            <text:p>49.0</text:p>
          </table:table-cell>
          <table:table-cell table:formula="of:=[.B98]*[.C98]*[.D98]*[.E98]" office:value-type="float" office:value="3688328" calcext:value-type="float">
            <text:p>3688328</text:p>
          </table:table-cell>
          <table:table-cell table:style-name="ce4" table:formula="of:=(LOG([.F98];101.113456891145)/100)*[.F98]" office:value-type="float" office:value="120812.614816215" calcext:value-type="float">
            <text:p>120812.614816215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49.5" calcext:value-type="float">
            <text:p>49.5</text:p>
          </table:table-cell>
          <table:table-cell table:formula="of:=[.B99]*[.C99]*[.D99]*[.E99]" office:value-type="float" office:value="3803184" calcext:value-type="float">
            <text:p>3803184</text:p>
          </table:table-cell>
          <table:table-cell table:style-name="ce4" table:formula="of:=(LOG([.F99];101.113456891145)/100)*[.F99]" office:value-type="float" office:value="124827.410442102" calcext:value-type="float">
            <text:p>124827.410442102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0" calcext:value-type="float">
            <text:p>50.0</text:p>
          </table:table-cell>
          <table:table-cell table:formula="of:=[.B100]*[.C100]*[.D100]*[.E100]" office:value-type="float" office:value="3920400" calcext:value-type="float">
            <text:p>3920400</text:p>
          </table:table-cell>
          <table:table-cell table:style-name="ce4" table:formula="of:=(LOG([.F100];101.113456891145)/100)*[.F100]" office:value-type="float" office:value="128932.446732217" calcext:value-type="float">
            <text:p>128932.44673221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0.5" calcext:value-type="float">
            <text:p>50.5</text:p>
          </table:table-cell>
          <table:table-cell table:formula="of:=[.B101]*[.C101]*[.D101]*[.E101]" office:value-type="float" office:value="4040000" calcext:value-type="float">
            <text:p>4040000</text:p>
          </table:table-cell>
          <table:table-cell table:style-name="ce4" table:formula="of:=(LOG([.F101];101.113456891145)/100)*[.F101]" office:value-type="float" office:value="133128.798148728" calcext:value-type="float">
            <text:p>133128.79814872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1" calcext:value-type="float">
            <text:p>101</text:p>
          </table:table-cell>
          <table:table-cell office:value-type="float" office:value="202" calcext:value-type="float">
            <text:p>20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1" calcext:value-type="float">
            <text:p>51.0</text:p>
          </table:table-cell>
          <table:table-cell table:formula="of:=[.B102]*[.C102]*[.D102]*[.E102]" office:value-type="float" office:value="4162008" calcext:value-type="float">
            <text:p>4162008</text:p>
          </table:table-cell>
          <table:table-cell table:style-name="ce4" table:formula="of:=(LOG([.F102];101.113456891145)/100)*[.F102]" office:value-type="float" office:value="137417.540724013" calcext:value-type="float">
            <text:p>137417.54072401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2" calcext:value-type="float">
            <text:p>102</text:p>
          </table:table-cell>
          <table:table-cell office:value-type="float" office:value="204" calcext:value-type="float">
            <text:p>20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1.5" calcext:value-type="float">
            <text:p>51.5</text:p>
          </table:table-cell>
          <table:table-cell table:formula="of:=[.B103]*[.C103]*[.D103]*[.E103]" office:value-type="float" office:value="4286448" calcext:value-type="float">
            <text:p>4286448</text:p>
          </table:table-cell>
          <table:table-cell table:style-name="ce4" table:formula="of:=(LOG([.F103];101.113456891145)/100)*[.F103]" office:value-type="float" office:value="141799.752045017" calcext:value-type="float">
            <text:p>141799.75204501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3" calcext:value-type="float">
            <text:p>103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2" calcext:value-type="float">
            <text:p>52.0</text:p>
          </table:table-cell>
          <table:table-cell table:formula="of:=[.B104]*[.C104]*[.D104]*[.E104]" office:value-type="float" office:value="4413344" calcext:value-type="float">
            <text:p>4413344</text:p>
          </table:table-cell>
          <table:table-cell table:style-name="ce4" table:formula="of:=(LOG([.F104];101.113456891145)/100)*[.F104]" office:value-type="float" office:value="146276.5112379" calcext:value-type="float">
            <text:p>146276.51123790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4" calcext:value-type="float">
            <text:p>104</text:p>
          </table:table-cell>
          <table:table-cell office:value-type="float" office:value="208" calcext:value-type="float">
            <text:p>20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2.5" calcext:value-type="float">
            <text:p>52.5</text:p>
          </table:table-cell>
          <table:table-cell table:formula="of:=[.B105]*[.C105]*[.D105]*[.E105]" office:value-type="float" office:value="4542720" calcext:value-type="float">
            <text:p>4542720</text:p>
          </table:table-cell>
          <table:table-cell table:style-name="ce4" table:formula="of:=(LOG([.F105];101.113456891145)/100)*[.F105]" office:value-type="float" office:value="150848.898953005" calcext:value-type="float">
            <text:p>150848.898953005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5" calcext:value-type="float">
            <text:p>105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3" calcext:value-type="float">
            <text:p>53.0</text:p>
          </table:table-cell>
          <table:table-cell table:formula="of:=[.B106]*[.C106]*[.D106]*[.E106]" office:value-type="float" office:value="4674600" calcext:value-type="float">
            <text:p>4674600</text:p>
          </table:table-cell>
          <table:table-cell table:style-name="ce4" table:formula="of:=(LOG([.F106];101.113456891145)/100)*[.F106]" office:value-type="float" office:value="155517.997350101" calcext:value-type="float">
            <text:p>155517.997350101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3.5" calcext:value-type="float">
            <text:p>53.5</text:p>
          </table:table-cell>
          <table:table-cell table:formula="of:=[.B107]*[.C107]*[.D107]*[.E107]" office:value-type="float" office:value="4809008" calcext:value-type="float">
            <text:p>4809008</text:p>
          </table:table-cell>
          <table:table-cell table:style-name="ce4" table:formula="of:=(LOG([.F107];101.113456891145)/100)*[.F107]" office:value-type="float" office:value="160284.890083917" calcext:value-type="float">
            <text:p>160284.89008391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7" calcext:value-type="float">
            <text:p>107</text:p>
          </table:table-cell>
          <table:table-cell office:value-type="float" office:value="214" calcext:value-type="float">
            <text:p>21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4" calcext:value-type="float">
            <text:p>54.0</text:p>
          </table:table-cell>
          <table:table-cell table:formula="of:=[.B108]*[.C108]*[.D108]*[.E108]" office:value-type="float" office:value="4945968" calcext:value-type="float">
            <text:p>4945968</text:p>
          </table:table-cell>
          <table:table-cell table:style-name="ce4" table:formula="of:=(LOG([.F108];101.113456891145)/100)*[.F108]" office:value-type="float" office:value="165150.66228995" calcext:value-type="float">
            <text:p>165150.66228995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8" calcext:value-type="float">
            <text:p>108</text:p>
          </table:table-cell>
          <table:table-cell office:value-type="float" office:value="216" calcext:value-type="float">
            <text:p>21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4.5" calcext:value-type="float">
            <text:p>54.5</text:p>
          </table:table-cell>
          <table:table-cell table:formula="of:=[.B109]*[.C109]*[.D109]*[.E109]" office:value-type="float" office:value="5085504" calcext:value-type="float">
            <text:p>5085504</text:p>
          </table:table-cell>
          <table:table-cell table:style-name="ce4" table:formula="of:=(LOG([.F109];101.113456891145)/100)*[.F109]" office:value-type="float" office:value="170116.400570537" calcext:value-type="float">
            <text:p>170116.40057053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09" calcext:value-type="float">
            <text:p>109</text:p>
          </table:table-cell>
          <table:table-cell office:value-type="float" office:value="218" calcext:value-type="float">
            <text:p>21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5" calcext:value-type="float">
            <text:p>55.0</text:p>
          </table:table-cell>
          <table:table-cell table:formula="of:=[.B110]*[.C110]*[.D110]*[.E110]" office:value-type="float" office:value="5227640" calcext:value-type="float">
            <text:p>5227640</text:p>
          </table:table-cell>
          <table:table-cell table:style-name="ce4" table:formula="of:=(LOG([.F110];101.113456891145)/100)*[.F110]" office:value-type="float" office:value="175183.192981187" calcext:value-type="float">
            <text:p>175183.19298118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5.5" calcext:value-type="float">
            <text:p>55.5</text:p>
          </table:table-cell>
          <table:table-cell table:formula="of:=[.B111]*[.C111]*[.D111]*[.E111]" office:value-type="float" office:value="5372400" calcext:value-type="float">
            <text:p>5372400</text:p>
          </table:table-cell>
          <table:table-cell table:style-name="ce4" table:formula="of:=(LOG([.F111];101.113456891145)/100)*[.F111]" office:value-type="float" office:value="180352.12901717" calcext:value-type="float">
            <text:p>180352.12901717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1" calcext:value-type="float">
            <text:p>111</text:p>
          </table:table-cell>
          <table:table-cell office:value-type="float" office:value="222" calcext:value-type="float">
            <text:p>22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6" calcext:value-type="float">
            <text:p>56.0</text:p>
          </table:table-cell>
          <table:table-cell table:formula="of:=[.B112]*[.C112]*[.D112]*[.E112]" office:value-type="float" office:value="5519808" calcext:value-type="float">
            <text:p>5519808</text:p>
          </table:table-cell>
          <table:table-cell table:style-name="ce4" table:formula="of:=(LOG([.F112];101.113456891145)/100)*[.F112]" office:value-type="float" office:value="185624.299600347" calcext:value-type="float">
            <text:p>185624.29960034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6.5" calcext:value-type="float">
            <text:p>56.5</text:p>
          </table:table-cell>
          <table:table-cell table:formula="of:=[.B113]*[.C113]*[.D113]*[.E113]" office:value-type="float" office:value="5669888" calcext:value-type="float">
            <text:p>5669888</text:p>
          </table:table-cell>
          <table:table-cell table:style-name="ce4" table:formula="of:=(LOG([.F113];101.113456891145)/100)*[.F113]" office:value-type="float" office:value="191000.797066237" calcext:value-type="float">
            <text:p>191000.79706623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3" calcext:value-type="float">
            <text:p>113</text:p>
          </table:table-cell>
          <table:table-cell office:value-type="float" office:value="226" calcext:value-type="float">
            <text:p>22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7" calcext:value-type="float">
            <text:p>57.0</text:p>
          </table:table-cell>
          <table:table-cell table:formula="of:=[.B114]*[.C114]*[.D114]*[.E114]" office:value-type="float" office:value="5822664" calcext:value-type="float">
            <text:p>5822664</text:p>
          </table:table-cell>
          <table:table-cell table:style-name="ce4" table:formula="of:=(LOG([.F114];101.113456891145)/100)*[.F114]" office:value-type="float" office:value="196482.715151323" calcext:value-type="float">
            <text:p>196482.71515132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4" calcext:value-type="float">
            <text:p>114</text:p>
          </table:table-cell>
          <table:table-cell office:value-type="float" office:value="228" calcext:value-type="float">
            <text:p>22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7.5" calcext:value-type="float">
            <text:p>57.5</text:p>
          </table:table-cell>
          <table:table-cell table:formula="of:=[.B115]*[.C115]*[.D115]*[.E115]" office:value-type="float" office:value="5978160" calcext:value-type="float">
            <text:p>5978160</text:p>
          </table:table-cell>
          <table:table-cell table:style-name="ce4" table:formula="of:=(LOG([.F115];101.113456891145)/100)*[.F115]" office:value-type="float" office:value="202071.148980577" calcext:value-type="float">
            <text:p>202071.14898057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8" calcext:value-type="float">
            <text:p>58.0</text:p>
          </table:table-cell>
          <table:table-cell table:formula="of:=[.B116]*[.C116]*[.D116]*[.E116]" office:value-type="float" office:value="6136400" calcext:value-type="float">
            <text:p>6136400</text:p>
          </table:table-cell>
          <table:table-cell table:style-name="ce4" table:formula="of:=(LOG([.F116];101.113456891145)/100)*[.F116]" office:value-type="float" office:value="207767.195055209" calcext:value-type="float">
            <text:p>207767.195055209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6" calcext:value-type="float">
            <text:p>116</text:p>
          </table:table-cell>
          <table:table-cell office:value-type="float" office:value="232" calcext:value-type="float">
            <text:p>23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8.5" calcext:value-type="float">
            <text:p>58.5</text:p>
          </table:table-cell>
          <table:table-cell table:formula="of:=[.B117]*[.C117]*[.D117]*[.E117]" office:value-type="float" office:value="6297408" calcext:value-type="float">
            <text:p>6297408</text:p>
          </table:table-cell>
          <table:table-cell table:style-name="ce4" table:formula="of:=(LOG([.F117];101.113456891145)/100)*[.F117]" office:value-type="float" office:value="213571.951240632" calcext:value-type="float">
            <text:p>213571.951240632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7" calcext:value-type="float">
            <text:p>117</text:p>
          </table:table-cell>
          <table:table-cell office:value-type="float" office:value="234" calcext:value-type="float">
            <text:p>23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59" calcext:value-type="float">
            <text:p>59.0</text:p>
          </table:table-cell>
          <table:table-cell table:formula="of:=[.B118]*[.C118]*[.D118]*[.E118]" office:value-type="float" office:value="6461208" calcext:value-type="float">
            <text:p>6461208</text:p>
          </table:table-cell>
          <table:table-cell table:style-name="ce4" table:formula="of:=(LOG([.F118];101.113456891145)/100)*[.F118]" office:value-type="float" office:value="219486.516754627" calcext:value-type="float">
            <text:p>219486.51675462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8" calcext:value-type="float">
            <text:p>118</text:p>
          </table:table-cell>
          <table:table-cell office:value-type="float" office:value="236" calcext:value-type="float">
            <text:p>23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9.5" calcext:value-type="float">
            <text:p>59.5</text:p>
          </table:table-cell>
          <table:table-cell table:formula="of:=[.B119]*[.C119]*[.D119]*[.E119]" office:value-type="float" office:value="6627824" calcext:value-type="float">
            <text:p>6627824</text:p>
          </table:table-cell>
          <table:table-cell table:style-name="ce4" table:formula="of:=(LOG([.F119];101.113456891145)/100)*[.F119]" office:value-type="float" office:value="225511.992155727" calcext:value-type="float">
            <text:p>225511.99215572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19" calcext:value-type="float">
            <text:p>119</text:p>
          </table:table-cell>
          <table:table-cell office:value-type="float" office:value="238" calcext:value-type="float">
            <text:p>23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0" calcext:value-type="float">
            <text:p>60.0</text:p>
          </table:table-cell>
          <table:table-cell table:formula="of:=[.B120]*[.C120]*[.D120]*[.E120]" office:value-type="float" office:value="6797280" calcext:value-type="float">
            <text:p>6797280</text:p>
          </table:table-cell>
          <table:table-cell table:style-name="ce4" table:formula="of:=(LOG([.F120];101.113456891145)/100)*[.F120]" office:value-type="float" office:value="231649.479331779" calcext:value-type="float">
            <text:p>231649.479331779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0.5" calcext:value-type="float">
            <text:p>60.5</text:p>
          </table:table-cell>
          <table:table-cell table:formula="of:=[.B121]*[.C121]*[.D121]*[.E121]" office:value-type="float" office:value="6969600" calcext:value-type="float">
            <text:p>6969600</text:p>
          </table:table-cell>
          <table:table-cell table:style-name="ce4" table:formula="of:=(LOG([.F121];101.113456891145)/100)*[.F121]" office:value-type="float" office:value="237900.081488721" calcext:value-type="float">
            <text:p>237900.081488721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1" calcext:value-type="float">
            <text:p>121</text:p>
          </table:table-cell>
          <table:table-cell office:value-type="float" office:value="242" calcext:value-type="float">
            <text:p>24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1" calcext:value-type="float">
            <text:p>61.0</text:p>
          </table:table-cell>
          <table:table-cell table:formula="of:=[.B122]*[.C122]*[.D122]*[.E122]" office:value-type="float" office:value="7144808" calcext:value-type="float">
            <text:p>7144808</text:p>
          </table:table-cell>
          <table:table-cell table:style-name="ce4" table:formula="of:=(LOG([.F122];101.113456891145)/100)*[.F122]" office:value-type="float" office:value="244264.903139526" calcext:value-type="float">
            <text:p>244264.903139526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2" calcext:value-type="float">
            <text:p>122</text:p>
          </table:table-cell>
          <table:table-cell office:value-type="float" office:value="244" calcext:value-type="float">
            <text:p>24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1.5" calcext:value-type="float">
            <text:p>61.5</text:p>
          </table:table-cell>
          <table:table-cell table:formula="of:=[.B123]*[.C123]*[.D123]*[.E123]" office:value-type="float" office:value="7322928" calcext:value-type="float">
            <text:p>7322928</text:p>
          </table:table-cell>
          <table:table-cell table:style-name="ce4" table:formula="of:=(LOG([.F123];101.113456891145)/100)*[.F123]" office:value-type="float" office:value="250745.050093348" calcext:value-type="float">
            <text:p>250745.05009334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3" calcext:value-type="float">
            <text:p>123</text:p>
          </table:table-cell>
          <table:table-cell office:value-type="float" office:value="246" calcext:value-type="float">
            <text:p>24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2" calcext:value-type="float">
            <text:p>62.0</text:p>
          </table:table-cell>
          <table:table-cell table:formula="of:=[.B124]*[.C124]*[.D124]*[.E124]" office:value-type="float" office:value="7503984" calcext:value-type="float">
            <text:p>7503984</text:p>
          </table:table-cell>
          <table:table-cell table:style-name="ce4" table:formula="of:=(LOG([.F124];101.113456891145)/100)*[.F124]" office:value-type="float" office:value="257341.629444834" calcext:value-type="float">
            <text:p>257341.62944483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4" calcext:value-type="float">
            <text:p>124</text:p>
          </table:table-cell>
          <table:table-cell office:value-type="float" office:value="248" calcext:value-type="float">
            <text:p>24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2.5" calcext:value-type="float">
            <text:p>62.5</text:p>
          </table:table-cell>
          <table:table-cell table:formula="of:=[.B125]*[.C125]*[.D125]*[.E125]" office:value-type="float" office:value="7688000" calcext:value-type="float">
            <text:p>7688000</text:p>
          </table:table-cell>
          <table:table-cell table:style-name="ce4" table:formula="of:=(LOG([.F125];101.113456891145)/100)*[.F125]" office:value-type="float" office:value="264055.749563616" calcext:value-type="float">
            <text:p>264055.749563616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3" calcext:value-type="float">
            <text:p>63.0</text:p>
          </table:table-cell>
          <table:table-cell table:formula="of:=[.B126]*[.C126]*[.D126]*[.E126]" office:value-type="float" office:value="7875000" calcext:value-type="float">
            <text:p>7875000</text:p>
          </table:table-cell>
          <table:table-cell table:style-name="ce4" table:formula="of:=(LOG([.F126];101.113456891145)/100)*[.F126]" office:value-type="float" office:value="270888.520083977" calcext:value-type="float">
            <text:p>270888.52008397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6" calcext:value-type="float">
            <text:p>126</text:p>
          </table:table-cell>
          <table:table-cell office:value-type="float" office:value="252" calcext:value-type="float">
            <text:p>2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3.5" calcext:value-type="float">
            <text:p>63.5</text:p>
          </table:table-cell>
          <table:table-cell table:formula="of:=[.B127]*[.C127]*[.D127]*[.E127]" office:value-type="float" office:value="8065008" calcext:value-type="float">
            <text:p>8065008</text:p>
          </table:table-cell>
          <table:table-cell table:style-name="ce4" table:formula="of:=(LOG([.F127];101.113456891145)/100)*[.F127]" office:value-type="float" office:value="277841.051894674" calcext:value-type="float">
            <text:p>277841.05189467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7" calcext:value-type="float">
            <text:p>127</text:p>
          </table:table-cell>
          <table:table-cell office:value-type="float" office:value="254" calcext:value-type="float">
            <text:p>25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4" calcext:value-type="float">
            <text:p>64.0</text:p>
          </table:table-cell>
          <table:table-cell table:formula="of:=[.B128]*[.C128]*[.D128]*[.E128]" office:value-type="float" office:value="8258048" calcext:value-type="float">
            <text:p>8258048</text:p>
          </table:table-cell>
          <table:table-cell table:style-name="ce4" table:formula="of:=(LOG([.F128];101.113456891145)/100)*[.F128]" office:value-type="float" office:value="284914.457128931" calcext:value-type="float">
            <text:p>284914.457128931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4.5" calcext:value-type="float">
            <text:p>64.5</text:p>
          </table:table-cell>
          <table:table-cell table:formula="of:=[.B129]*[.C129]*[.D129]*[.E129]" office:value-type="float" office:value="8454144" calcext:value-type="float">
            <text:p>8454144</text:p>
          </table:table-cell>
          <table:table-cell table:style-name="ce4" table:formula="of:=(LOG([.F129];101.113456891145)/100)*[.F129]" office:value-type="float" office:value="292109.849154588" calcext:value-type="float">
            <text:p>292109.84915458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29" calcext:value-type="float">
            <text:p>129</text:p>
          </table:table-cell>
          <table:table-cell office:value-type="float" office:value="258" calcext:value-type="float">
            <text:p>25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5" calcext:value-type="float">
            <text:p>65.0</text:p>
          </table:table-cell>
          <table:table-cell table:formula="of:=[.B130]*[.C130]*[.D130]*[.E130]" office:value-type="float" office:value="8653320" calcext:value-type="float">
            <text:p>8653320</text:p>
          </table:table-cell>
          <table:table-cell table:style-name="ce4" table:formula="of:=(LOG([.F130];101.113456891145)/100)*[.F130]" office:value-type="float" office:value="299428.342564407" calcext:value-type="float">
            <text:p>299428.34256440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5.5" calcext:value-type="float">
            <text:p>65.5</text:p>
          </table:table-cell>
          <table:table-cell table:formula="of:=[.B131]*[.C131]*[.D131]*[.E131]" office:value-type="float" office:value="8855600" calcext:value-type="float">
            <text:p>8855600</text:p>
          </table:table-cell>
          <table:table-cell table:style-name="ce4" table:formula="of:=(LOG([.F131];101.113456891145)/100)*[.F131]" office:value-type="float" office:value="306871.053166522" calcext:value-type="float">
            <text:p>306871.053166522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1" calcext:value-type="float">
            <text:p>131</text:p>
          </table:table-cell>
          <table:table-cell office:value-type="float" office:value="262" calcext:value-type="float">
            <text:p>26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6" calcext:value-type="float">
            <text:p>66.0</text:p>
          </table:table-cell>
          <table:table-cell table:formula="of:=[.B132]*[.C132]*[.D132]*[.E132]" office:value-type="float" office:value="9061008" calcext:value-type="float">
            <text:p>9061008</text:p>
          </table:table-cell>
          <table:table-cell table:style-name="ce4" table:formula="of:=(LOG([.F132];101.113456891145)/100)*[.F132]" office:value-type="float" office:value="314439.097975044" calcext:value-type="float">
            <text:p>314439.09797504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2" calcext:value-type="float">
            <text:p>132</text:p>
          </table:table-cell>
          <table:table-cell office:value-type="float" office:value="264" calcext:value-type="float">
            <text:p>26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6.5" calcext:value-type="float">
            <text:p>66.5</text:p>
          </table:table-cell>
          <table:table-cell table:formula="of:=[.B133]*[.C133]*[.D133]*[.E133]" office:value-type="float" office:value="9269568" calcext:value-type="float">
            <text:p>9269568</text:p>
          </table:table-cell>
          <table:table-cell table:style-name="ce4" table:formula="of:=(LOG([.F133];101.113456891145)/100)*[.F133]" office:value-type="float" office:value="322133.59520081" calcext:value-type="float">
            <text:p>322133.59520081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3" calcext:value-type="float">
            <text:p>133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7" calcext:value-type="float">
            <text:p>67.0</text:p>
          </table:table-cell>
          <table:table-cell table:formula="of:=[.B134]*[.C134]*[.D134]*[.E134]" office:value-type="float" office:value="9481304" calcext:value-type="float">
            <text:p>9481304</text:p>
          </table:table-cell>
          <table:table-cell table:style-name="ce4" table:formula="of:=(LOG([.F134];101.113456891145)/100)*[.F134]" office:value-type="float" office:value="329955.664242268" calcext:value-type="float">
            <text:p>329955.66424226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4" calcext:value-type="float">
            <text:p>134</text:p>
          </table:table-cell>
          <table:table-cell office:value-type="float" office:value="268" calcext:value-type="float">
            <text:p>26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7.5" calcext:value-type="float">
            <text:p>67.5</text:p>
          </table:table-cell>
          <table:table-cell table:formula="of:=[.B135]*[.C135]*[.D135]*[.E135]" office:value-type="float" office:value="9696240" calcext:value-type="float">
            <text:p>9696240</text:p>
          </table:table-cell>
          <table:table-cell table:style-name="ce4" table:formula="of:=(LOG([.F135];101.113456891145)/100)*[.F135]" office:value-type="float" office:value="337906.425676503" calcext:value-type="float">
            <text:p>337906.42567650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5" calcext:value-type="float">
            <text:p>135</text:p>
          </table:table-cell>
          <table:table-cell office:value-type="float" office:value="270" calcext:value-type="float">
            <text:p>27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8" calcext:value-type="float">
            <text:p>68.0</text:p>
          </table:table-cell>
          <table:table-cell table:formula="of:=[.B136]*[.C136]*[.D136]*[.E136]" office:value-type="float" office:value="9914400" calcext:value-type="float">
            <text:p>9914400</text:p>
          </table:table-cell>
          <table:table-cell table:style-name="ce4" table:formula="of:=(LOG([.F136];101.113456891145)/100)*[.F136]" office:value-type="float" office:value="345987.001250395" calcext:value-type="float">
            <text:p>345987.001250395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6" calcext:value-type="float">
            <text:p>136</text:p>
          </table:table-cell>
          <table:table-cell office:value-type="float" office:value="272" calcext:value-type="float">
            <text:p>27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8.5" calcext:value-type="float">
            <text:p>68.5</text:p>
          </table:table-cell>
          <table:table-cell table:formula="of:=[.B137]*[.C137]*[.D137]*[.E137]" office:value-type="float" office:value="10135808" calcext:value-type="float">
            <text:p>10135808</text:p>
          </table:table-cell>
          <table:table-cell table:style-name="ce4" table:formula="of:=(LOG([.F137];101.113456891145)/100)*[.F137]" office:value-type="float" office:value="354198.513871914" calcext:value-type="float">
            <text:p>354198.51387191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7" calcext:value-type="float">
            <text:p>137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69" calcext:value-type="float">
            <text:p>69.0</text:p>
          </table:table-cell>
          <table:table-cell table:formula="of:=[.B138]*[.C138]*[.D138]*[.E138]" office:value-type="float" office:value="10360488" calcext:value-type="float">
            <text:p>10360488</text:p>
          </table:table-cell>
          <table:table-cell table:style-name="ce4" table:formula="of:=(LOG([.F138];101.113456891145)/100)*[.F138]" office:value-type="float" office:value="362542.087601541" calcext:value-type="float">
            <text:p>362542.087601541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8" calcext:value-type="float">
            <text:p>138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69.5" calcext:value-type="float">
            <text:p>69.5</text:p>
          </table:table-cell>
          <table:table-cell table:formula="of:=[.B139]*[.C139]*[.D139]*[.E139]" office:value-type="float" office:value="10588464" calcext:value-type="float">
            <text:p>10588464</text:p>
          </table:table-cell>
          <table:table-cell table:style-name="ce4" table:formula="of:=(LOG([.F139];101.113456891145)/100)*[.F139]" office:value-type="float" office:value="371018.847643809" calcext:value-type="float">
            <text:p>371018.847643809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39" calcext:value-type="float">
            <text:p>139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0" calcext:value-type="float">
            <text:p>70.0</text:p>
          </table:table-cell>
          <table:table-cell table:formula="of:=[.B140]*[.C140]*[.D140]*[.E140]" office:value-type="float" office:value="10819760" calcext:value-type="float">
            <text:p>10819760</text:p>
          </table:table-cell>
          <table:table-cell table:style-name="ce4" table:formula="of:=(LOG([.F140];101.113456891145)/100)*[.F140]" office:value-type="float" office:value="379629.920338977" calcext:value-type="float">
            <text:p>379629.92033897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0" calcext:value-type="float">
            <text:p>140</text:p>
          </table:table-cell>
          <table:table-cell office:value-type="float" office:value="280" calcext:value-type="float">
            <text:p>28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0.5" calcext:value-type="float">
            <text:p>70.5</text:p>
          </table:table-cell>
          <table:table-cell table:formula="of:=[.B141]*[.C141]*[.D141]*[.E141]" office:value-type="float" office:value="11054400" calcext:value-type="float">
            <text:p>11054400</text:p>
          </table:table-cell>
          <table:table-cell table:style-name="ce4" table:formula="of:=(LOG([.F141];101.113456891145)/100)*[.F141]" office:value-type="float" office:value="388376.433154817" calcext:value-type="float">
            <text:p>388376.43315481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1" calcext:value-type="float">
            <text:p>141</text:p>
          </table:table-cell>
          <table:table-cell office:value-type="float" office:value="282" calcext:value-type="float">
            <text:p>28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1" calcext:value-type="float">
            <text:p>71.0</text:p>
          </table:table-cell>
          <table:table-cell table:formula="of:=[.B142]*[.C142]*[.D142]*[.E142]" office:value-type="float" office:value="11292408" calcext:value-type="float">
            <text:p>11292408</text:p>
          </table:table-cell>
          <table:table-cell table:style-name="ce4" table:formula="of:=(LOG([.F142];101.113456891145)/100)*[.F142]" office:value-type="float" office:value="397259.514678524" calcext:value-type="float">
            <text:p>397259.51467852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2" calcext:value-type="float">
            <text:p>142</text:p>
          </table:table-cell>
          <table:table-cell office:value-type="float" office:value="284" calcext:value-type="float">
            <text:p>28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1.5" calcext:value-type="float">
            <text:p>71.5</text:p>
          </table:table-cell>
          <table:table-cell table:formula="of:=[.B143]*[.C143]*[.D143]*[.E143]" office:value-type="float" office:value="11533808" calcext:value-type="float">
            <text:p>11533808</text:p>
          </table:table-cell>
          <table:table-cell table:style-name="ce4" table:formula="of:=(LOG([.F143];101.113456891145)/100)*[.F143]" office:value-type="float" office:value="406280.294608737" calcext:value-type="float">
            <text:p>406280.29460873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3" calcext:value-type="float">
            <text:p>143</text:p>
          </table:table-cell>
          <table:table-cell office:value-type="float" office:value="286" calcext:value-type="float">
            <text:p>28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2" calcext:value-type="float">
            <text:p>72.0</text:p>
          </table:table-cell>
          <table:table-cell table:formula="of:=[.B144]*[.C144]*[.D144]*[.E144]" office:value-type="float" office:value="11778624" calcext:value-type="float">
            <text:p>11778624</text:p>
          </table:table-cell>
          <table:table-cell table:style-name="ce4" table:formula="of:=(LOG([.F144];101.113456891145)/100)*[.F144]" office:value-type="float" office:value="415439.903747675" calcext:value-type="float">
            <text:p>415439.903747675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2.5" calcext:value-type="float">
            <text:p>72.5</text:p>
          </table:table-cell>
          <table:table-cell table:formula="of:=[.B145]*[.C145]*[.D145]*[.E145]" office:value-type="float" office:value="12026880" calcext:value-type="float">
            <text:p>12026880</text:p>
          </table:table-cell>
          <table:table-cell table:style-name="ce4" table:formula="of:=(LOG([.F145];101.113456891145)/100)*[.F145]" office:value-type="float" office:value="424739.473993386" calcext:value-type="float">
            <text:p>424739.473993386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5" calcext:value-type="float">
            <text:p>145</text:p>
          </table:table-cell>
          <table:table-cell office:value-type="float" office:value="290" calcext:value-type="float">
            <text:p>29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3" calcext:value-type="float">
            <text:p>73.0</text:p>
          </table:table-cell>
          <table:table-cell table:formula="of:=[.B146]*[.C146]*[.D146]*[.E146]" office:value-type="float" office:value="12278600" calcext:value-type="float">
            <text:p>12278600</text:p>
          </table:table-cell>
          <table:table-cell table:style-name="ce4" table:formula="of:=(LOG([.F146];101.113456891145)/100)*[.F146]" office:value-type="float" office:value="434180.138332098" calcext:value-type="float">
            <text:p>434180.13833209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6" calcext:value-type="float">
            <text:p>146</text:p>
          </table:table-cell>
          <table:table-cell office:value-type="float" office:value="292" calcext:value-type="float">
            <text:p>29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3.5" calcext:value-type="float">
            <text:p>73.5</text:p>
          </table:table-cell>
          <table:table-cell table:formula="of:=[.B147]*[.C147]*[.D147]*[.E147]" office:value-type="float" office:value="12533808" calcext:value-type="float">
            <text:p>12533808</text:p>
          </table:table-cell>
          <table:table-cell table:style-name="ce4" table:formula="of:=(LOG([.F147];101.113456891145)/100)*[.F147]" office:value-type="float" office:value="443763.030830679" calcext:value-type="float">
            <text:p>443763.030830679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7" calcext:value-type="float">
            <text:p>147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4" calcext:value-type="float">
            <text:p>74.0</text:p>
          </table:table-cell>
          <table:table-cell table:formula="of:=[.B148]*[.C148]*[.D148]*[.E148]" office:value-type="float" office:value="12792528" calcext:value-type="float">
            <text:p>12792528</text:p>
          </table:table-cell>
          <table:table-cell table:style-name="ce4" table:formula="of:=(LOG([.F148];101.113456891145)/100)*[.F148]" office:value-type="float" office:value="453489.286629207" calcext:value-type="float">
            <text:p>453489.28662920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8" calcext:value-type="float">
            <text:p>148</text:p>
          </table:table-cell>
          <table:table-cell office:value-type="float" office:value="296" calcext:value-type="float">
            <text:p>29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4.5" calcext:value-type="float">
            <text:p>74.5</text:p>
          </table:table-cell>
          <table:table-cell table:formula="of:=[.B149]*[.C149]*[.D149]*[.E149]" office:value-type="float" office:value="13054784" calcext:value-type="float">
            <text:p>13054784</text:p>
          </table:table-cell>
          <table:table-cell table:style-name="ce4" table:formula="of:=(LOG([.F149];101.113456891145)/100)*[.F149]" office:value-type="float" office:value="463360.041933629" calcext:value-type="float">
            <text:p>463360.041933629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49" calcext:value-type="float">
            <text:p>149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5" calcext:value-type="float">
            <text:p>75.0</text:p>
          </table:table-cell>
          <table:table-cell table:formula="of:=[.B150]*[.C150]*[.D150]*[.E150]" office:value-type="float" office:value="13320600" calcext:value-type="float">
            <text:p>13320600</text:p>
          </table:table-cell>
          <table:table-cell table:style-name="ce4" table:formula="of:=(LOG([.F150];101.113456891145)/100)*[.F150]" office:value-type="float" office:value="473376.43400853" calcext:value-type="float">
            <text:p>473376.43400853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5.5" calcext:value-type="float">
            <text:p>75.5</text:p>
          </table:table-cell>
          <table:table-cell table:formula="of:=[.B151]*[.C151]*[.D151]*[.E151]" office:value-type="float" office:value="13590000" calcext:value-type="float">
            <text:p>13590000</text:p>
          </table:table-cell>
          <table:table-cell table:style-name="ce4" table:formula="of:=(LOG([.F151];101.113456891145)/100)*[.F151]" office:value-type="float" office:value="483539.601169997" calcext:value-type="float">
            <text:p>483539.60116999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1" calcext:value-type="float">
            <text:p>15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6" calcext:value-type="float">
            <text:p>76.0</text:p>
          </table:table-cell>
          <table:table-cell table:formula="of:=[.B152]*[.C152]*[.D152]*[.E152]" office:value-type="float" office:value="13863008" calcext:value-type="float">
            <text:p>13863008</text:p>
          </table:table-cell>
          <table:table-cell table:style-name="ce4" table:formula="of:=(LOG([.F152];101.113456891145)/100)*[.F152]" office:value-type="float" office:value="493850.682778573" calcext:value-type="float">
            <text:p>493850.68277857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2" calcext:value-type="float">
            <text:p>152</text:p>
          </table:table-cell>
          <table:table-cell office:value-type="float" office:value="304" calcext:value-type="float">
            <text:p>30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6.5" calcext:value-type="float">
            <text:p>76.5</text:p>
          </table:table-cell>
          <table:table-cell table:formula="of:=[.B153]*[.C153]*[.D153]*[.E153]" office:value-type="float" office:value="14139648" calcext:value-type="float">
            <text:p>14139648</text:p>
          </table:table-cell>
          <table:table-cell table:style-name="ce4" table:formula="of:=(LOG([.F153];101.113456891145)/100)*[.F153]" office:value-type="float" office:value="504310.819232315" calcext:value-type="float">
            <text:p>504310.819232315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3" calcext:value-type="float">
            <text:p>153</text:p>
          </table:table-cell>
          <table:table-cell office:value-type="float" office:value="306" calcext:value-type="float">
            <text:p>30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7" calcext:value-type="float">
            <text:p>77.0</text:p>
          </table:table-cell>
          <table:table-cell table:formula="of:=[.B154]*[.C154]*[.D154]*[.E154]" office:value-type="float" office:value="14419944" calcext:value-type="float">
            <text:p>14419944</text:p>
          </table:table-cell>
          <table:table-cell table:style-name="ce4" table:formula="of:=(LOG([.F154];101.113456891145)/100)*[.F154]" office:value-type="float" office:value="514921.151959935" calcext:value-type="float">
            <text:p>514921.151959935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4" calcext:value-type="float">
            <text:p>154</text:p>
          </table:table-cell>
          <table:table-cell office:value-type="float" office:value="308" calcext:value-type="float">
            <text:p>30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7.5" calcext:value-type="float">
            <text:p>77.5</text:p>
          </table:table-cell>
          <table:table-cell table:formula="of:=[.B155]*[.C155]*[.D155]*[.E155]" office:value-type="float" office:value="14703920" calcext:value-type="float">
            <text:p>14703920</text:p>
          </table:table-cell>
          <table:table-cell table:style-name="ce4" table:formula="of:=(LOG([.F155];101.113456891145)/100)*[.F155]" office:value-type="float" office:value="525682.823414031" calcext:value-type="float">
            <text:p>525682.823414031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5" calcext:value-type="float">
            <text:p>155</text:p>
          </table:table-cell>
          <table:table-cell office:value-type="float" office:value="310" calcext:value-type="float">
            <text:p>31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8" calcext:value-type="float">
            <text:p>78.0</text:p>
          </table:table-cell>
          <table:table-cell table:formula="of:=[.B156]*[.C156]*[.D156]*[.E156]" office:value-type="float" office:value="14991600" calcext:value-type="float">
            <text:p>14991600</text:p>
          </table:table-cell>
          <table:table-cell table:style-name="ce4" table:formula="of:=(LOG([.F156];101.113456891145)/100)*[.F156]" office:value-type="float" office:value="536596.977064417" calcext:value-type="float">
            <text:p>536596.97706441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6" calcext:value-type="float">
            <text:p>156</text:p>
          </table:table-cell>
          <table:table-cell office:value-type="float" office:value="312" calcext:value-type="float">
            <text:p>31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8.5" calcext:value-type="float">
            <text:p>78.5</text:p>
          </table:table-cell>
          <table:table-cell table:formula="of:=[.B157]*[.C157]*[.D157]*[.E157]" office:value-type="float" office:value="15283008" calcext:value-type="float">
            <text:p>15283008</text:p>
          </table:table-cell>
          <table:table-cell table:style-name="ce4" table:formula="of:=(LOG([.F157];101.113456891145)/100)*[.F157]" office:value-type="float" office:value="547664.757391526" calcext:value-type="float">
            <text:p>547664.757391526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7" calcext:value-type="float">
            <text:p>157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79" calcext:value-type="float">
            <text:p>79.0</text:p>
          </table:table-cell>
          <table:table-cell table:formula="of:=[.B158]*[.C158]*[.D158]*[.E158]" office:value-type="float" office:value="15578168" calcext:value-type="float">
            <text:p>15578168</text:p>
          </table:table-cell>
          <table:table-cell table:style-name="ce4" table:formula="of:=(LOG([.F158];101.113456891145)/100)*[.F158]" office:value-type="float" office:value="558887.309879903" calcext:value-type="float">
            <text:p>558887.30987990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8" calcext:value-type="float">
            <text:p>158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79.5" calcext:value-type="float">
            <text:p>79.5</text:p>
          </table:table-cell>
          <table:table-cell table:formula="of:=[.B159]*[.C159]*[.D159]*[.E159]" office:value-type="float" office:value="15877104" calcext:value-type="float">
            <text:p>15877104</text:p>
          </table:table-cell>
          <table:table-cell table:style-name="ce4" table:formula="of:=(LOG([.F159];101.113456891145)/100)*[.F159]" office:value-type="float" office:value="570265.781011787" calcext:value-type="float">
            <text:p>570265.78101178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59" calcext:value-type="float">
            <text:p>159</text:p>
          </table:table-cell>
          <table:table-cell office:value-type="float" office:value="318" calcext:value-type="float">
            <text:p>31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0" calcext:value-type="float">
            <text:p>80.0</text:p>
          </table:table-cell>
          <table:table-cell table:formula="of:=[.B160]*[.C160]*[.D160]*[.E160]" office:value-type="float" office:value="16179840" calcext:value-type="float">
            <text:p>16179840</text:p>
          </table:table-cell>
          <table:table-cell table:style-name="ce4" table:formula="of:=(LOG([.F160];101.113456891145)/100)*[.F160]" office:value-type="float" office:value="581801.318260768" calcext:value-type="float">
            <text:p>581801.31826076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0.5" calcext:value-type="float">
            <text:p>80.5</text:p>
          </table:table-cell>
          <table:table-cell table:formula="of:=[.B161]*[.C161]*[.D161]*[.E161]" office:value-type="float" office:value="16486400" calcext:value-type="float">
            <text:p>16486400</text:p>
          </table:table-cell>
          <table:table-cell table:style-name="ce4" table:formula="of:=(LOG([.F161];101.113456891145)/100)*[.F161]" office:value-type="float" office:value="593495.07008552" calcext:value-type="float">
            <text:p>593495.07008552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1" calcext:value-type="float">
            <text:p>161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1" calcext:value-type="float">
            <text:p>81.0</text:p>
          </table:table-cell>
          <table:table-cell table:formula="of:=[.B162]*[.C162]*[.D162]*[.E162]" office:value-type="float" office:value="16796808" calcext:value-type="float">
            <text:p>16796808</text:p>
          </table:table-cell>
          <table:table-cell table:style-name="ce4" table:formula="of:=(LOG([.F162];101.113456891145)/100)*[.F162]" office:value-type="float" office:value="605348.185923626" calcext:value-type="float">
            <text:p>605348.185923626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2" calcext:value-type="float">
            <text:p>162</text:p>
          </table:table-cell>
          <table:table-cell office:value-type="float" office:value="324" calcext:value-type="float">
            <text:p>32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1.5" calcext:value-type="float">
            <text:p>81.5</text:p>
          </table:table-cell>
          <table:table-cell table:formula="of:=[.B163]*[.C163]*[.D163]*[.E163]" office:value-type="float" office:value="17111088" calcext:value-type="float">
            <text:p>17111088</text:p>
          </table:table-cell>
          <table:table-cell table:style-name="ce4" table:formula="of:=(LOG([.F163];101.113456891145)/100)*[.F163]" office:value-type="float" office:value="617361.816185471" calcext:value-type="float">
            <text:p>617361.816185471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3" calcext:value-type="float">
            <text:p>163</text:p>
          </table:table-cell>
          <table:table-cell office:value-type="float" office:value="326" calcext:value-type="float">
            <text:p>32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2" calcext:value-type="float">
            <text:p>82.0</text:p>
          </table:table-cell>
          <table:table-cell table:formula="of:=[.B164]*[.C164]*[.D164]*[.E164]" office:value-type="float" office:value="17429264" calcext:value-type="float">
            <text:p>17429264</text:p>
          </table:table-cell>
          <table:table-cell table:style-name="ce4" table:formula="of:=(LOG([.F164];101.113456891145)/100)*[.F164]" office:value-type="float" office:value="629537.112248206" calcext:value-type="float">
            <text:p>629537.112248206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4" calcext:value-type="float">
            <text:p>164</text:p>
          </table:table-cell>
          <table:table-cell office:value-type="float" office:value="328" calcext:value-type="float">
            <text:p>32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2.5" calcext:value-type="float">
            <text:p>82.5</text:p>
          </table:table-cell>
          <table:table-cell table:formula="of:=[.B165]*[.C165]*[.D165]*[.E165]" office:value-type="float" office:value="17751360" calcext:value-type="float">
            <text:p>17751360</text:p>
          </table:table-cell>
          <table:table-cell table:style-name="ce4" table:formula="of:=(LOG([.F165];101.113456891145)/100)*[.F165]" office:value-type="float" office:value="641875.226449802" calcext:value-type="float">
            <text:p>641875.226449802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5" calcext:value-type="float">
            <text:p>165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3" calcext:value-type="float">
            <text:p>83.0</text:p>
          </table:table-cell>
          <table:table-cell table:formula="of:=[.B166]*[.C166]*[.D166]*[.E166]" office:value-type="float" office:value="18077400" calcext:value-type="float">
            <text:p>18077400</text:p>
          </table:table-cell>
          <table:table-cell table:style-name="ce4" table:formula="of:=(LOG([.F166];101.113456891145)/100)*[.F166]" office:value-type="float" office:value="654377.312083158" calcext:value-type="float">
            <text:p>654377.31208315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6" calcext:value-type="float">
            <text:p>166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3.5" calcext:value-type="float">
            <text:p>83.5</text:p>
          </table:table-cell>
          <table:table-cell table:formula="of:=[.B167]*[.C167]*[.D167]*[.E167]" office:value-type="float" office:value="18407408" calcext:value-type="float">
            <text:p>18407408</text:p>
          </table:table-cell>
          <table:table-cell table:style-name="ce4" table:formula="of:=(LOG([.F167];101.113456891145)/100)*[.F167]" office:value-type="float" office:value="667044.523390297" calcext:value-type="float">
            <text:p>667044.52339029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7" calcext:value-type="float">
            <text:p>167</text:p>
          </table:table-cell>
          <table:table-cell office:value-type="float" office:value="334" calcext:value-type="float">
            <text:p>33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4" calcext:value-type="float">
            <text:p>84.0</text:p>
          </table:table-cell>
          <table:table-cell table:formula="of:=[.B168]*[.C168]*[.D168]*[.E168]" office:value-type="float" office:value="18741408" calcext:value-type="float">
            <text:p>18741408</text:p>
          </table:table-cell>
          <table:table-cell table:style-name="ce4" table:formula="of:=(LOG([.F168];101.113456891145)/100)*[.F168]" office:value-type="float" office:value="679878.015556622" calcext:value-type="float">
            <text:p>679878.015556622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8" calcext:value-type="float">
            <text:p>168</text:p>
          </table:table-cell>
          <table:table-cell office:value-type="float" office:value="336" calcext:value-type="float">
            <text:p>33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4.5" calcext:value-type="float">
            <text:p>84.5</text:p>
          </table:table-cell>
          <table:table-cell table:formula="of:=[.B169]*[.C169]*[.D169]*[.E169]" office:value-type="float" office:value="19079424" calcext:value-type="float">
            <text:p>19079424</text:p>
          </table:table-cell>
          <table:table-cell table:style-name="ce4" table:formula="of:=(LOG([.F169];101.113456891145)/100)*[.F169]" office:value-type="float" office:value="692878.944705244" calcext:value-type="float">
            <text:p>692878.94470524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69" calcext:value-type="float">
            <text:p>169</text:p>
          </table:table-cell>
          <table:table-cell office:value-type="float" office:value="338" calcext:value-type="float">
            <text:p>33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5" calcext:value-type="float">
            <text:p>85.0</text:p>
          </table:table-cell>
          <table:table-cell table:formula="of:=[.B170]*[.C170]*[.D170]*[.E170]" office:value-type="float" office:value="19421480" calcext:value-type="float">
            <text:p>19421480</text:p>
          </table:table-cell>
          <table:table-cell table:style-name="ce4" table:formula="of:=(LOG([.F170];101.113456891145)/100)*[.F170]" office:value-type="float" office:value="706048.467891379" calcext:value-type="float">
            <text:p>706048.467891379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0" calcext:value-type="float">
            <text:p>17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5.5" calcext:value-type="float">
            <text:p>85.5</text:p>
          </table:table-cell>
          <table:table-cell table:formula="of:=[.B171]*[.C171]*[.D171]*[.E171]" office:value-type="float" office:value="19767600" calcext:value-type="float">
            <text:p>19767600</text:p>
          </table:table-cell>
          <table:table-cell table:style-name="ce4" table:formula="of:=(LOG([.F171];101.113456891145)/100)*[.F171]" office:value-type="float" office:value="719387.743096812" calcext:value-type="float">
            <text:p>719387.743096812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1" calcext:value-type="float">
            <text:p>171</text:p>
          </table:table-cell>
          <table:table-cell office:value-type="float" office:value="342" calcext:value-type="float">
            <text:p>34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6" calcext:value-type="float">
            <text:p>86.0</text:p>
          </table:table-cell>
          <table:table-cell table:formula="of:=[.B172]*[.C172]*[.D172]*[.E172]" office:value-type="float" office:value="20117808" calcext:value-type="float">
            <text:p>20117808</text:p>
          </table:table-cell>
          <table:table-cell table:style-name="ce4" table:formula="of:=(LOG([.F172];101.113456891145)/100)*[.F172]" office:value-type="float" office:value="732897.929224423" calcext:value-type="float">
            <text:p>732897.92922442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2" calcext:value-type="float">
            <text:p>172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6.5" calcext:value-type="float">
            <text:p>86.5</text:p>
          </table:table-cell>
          <table:table-cell table:formula="of:=[.B173]*[.C173]*[.D173]*[.E173]" office:value-type="float" office:value="20472128" calcext:value-type="float">
            <text:p>20472128</text:p>
          </table:table-cell>
          <table:table-cell table:style-name="ce4" table:formula="of:=(LOG([.F173];101.113456891145)/100)*[.F173]" office:value-type="float" office:value="746580.186092777" calcext:value-type="float">
            <text:p>746580.18609277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3" calcext:value-type="float">
            <text:p>173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7" calcext:value-type="float">
            <text:p>87.0</text:p>
          </table:table-cell>
          <table:table-cell table:formula="of:=[.B174]*[.C174]*[.D174]*[.E174]" office:value-type="float" office:value="20830584" calcext:value-type="float">
            <text:p>20830584</text:p>
          </table:table-cell>
          <table:table-cell table:style-name="ce4" table:formula="of:=(LOG([.F174];101.113456891145)/100)*[.F174]" office:value-type="float" office:value="760435.674430788" calcext:value-type="float">
            <text:p>760435.67443078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4" calcext:value-type="float">
            <text:p>174</text:p>
          </table:table-cell>
          <table:table-cell office:value-type="float" office:value="348" calcext:value-type="float">
            <text:p>34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7.5" calcext:value-type="float">
            <text:p>87.5</text:p>
          </table:table-cell>
          <table:table-cell table:formula="of:=[.B175]*[.C175]*[.D175]*[.E175]" office:value-type="float" office:value="21193200" calcext:value-type="float">
            <text:p>21193200</text:p>
          </table:table-cell>
          <table:table-cell table:style-name="ce4" table:formula="of:=(LOG([.F175];101.113456891145)/100)*[.F175]" office:value-type="float" office:value="774465.555872425" calcext:value-type="float">
            <text:p>774465.555872425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5" calcext:value-type="float">
            <text:p>175</text:p>
          </table:table-cell>
          <table:table-cell office:value-type="float" office:value="350" calcext:value-type="float">
            <text:p>35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8" calcext:value-type="float">
            <text:p>88.0</text:p>
          </table:table-cell>
          <table:table-cell table:formula="of:=[.B176]*[.C176]*[.D176]*[.E176]" office:value-type="float" office:value="21560000" calcext:value-type="float">
            <text:p>21560000</text:p>
          </table:table-cell>
          <table:table-cell table:style-name="ce4" table:formula="of:=(LOG([.F176];101.113456891145)/100)*[.F176]" office:value-type="float" office:value="788670.992951501" calcext:value-type="float">
            <text:p>788670.992951501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6" calcext:value-type="float">
            <text:p>176</text:p>
          </table:table-cell>
          <table:table-cell office:value-type="float" office:value="352" calcext:value-type="float">
            <text:p>35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8.5" calcext:value-type="float">
            <text:p>88.5</text:p>
          </table:table-cell>
          <table:table-cell table:formula="of:=[.B177]*[.C177]*[.D177]*[.E177]" office:value-type="float" office:value="21931008" calcext:value-type="float">
            <text:p>21931008</text:p>
          </table:table-cell>
          <table:table-cell table:style-name="ce4" table:formula="of:=(LOG([.F177];101.113456891145)/100)*[.F177]" office:value-type="float" office:value="803053.149096504" calcext:value-type="float">
            <text:p>803053.149096504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7" calcext:value-type="float">
            <text:p>177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89" calcext:value-type="float">
            <text:p>89.0</text:p>
          </table:table-cell>
          <table:table-cell table:formula="of:=[.B178]*[.C178]*[.D178]*[.E178]" office:value-type="float" office:value="22306248" calcext:value-type="float">
            <text:p>22306248</text:p>
          </table:table-cell>
          <table:table-cell table:style-name="ce4" table:formula="of:=(LOG([.F178];101.113456891145)/100)*[.F178]" office:value-type="float" office:value="817613.188625497" calcext:value-type="float">
            <text:p>817613.18862549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8" calcext:value-type="float">
            <text:p>178</text:p>
          </table:table-cell>
          <table:table-cell office:value-type="float" office:value="356" calcext:value-type="float">
            <text:p>35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89.5" calcext:value-type="float">
            <text:p>89.5</text:p>
          </table:table-cell>
          <table:table-cell table:formula="of:=[.B179]*[.C179]*[.D179]*[.E179]" office:value-type="float" office:value="22685744" calcext:value-type="float">
            <text:p>22685744</text:p>
          </table:table-cell>
          <table:table-cell table:style-name="ce4" table:formula="of:=(LOG([.F179];101.113456891145)/100)*[.F179]" office:value-type="float" office:value="832352.276741073" calcext:value-type="float">
            <text:p>832352.27674107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79" calcext:value-type="float">
            <text:p>179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0" calcext:value-type="float">
            <text:p>90.0</text:p>
          </table:table-cell>
          <table:table-cell table:formula="of:=[.B180]*[.C180]*[.D180]*[.E180]" office:value-type="float" office:value="23069520" calcext:value-type="float">
            <text:p>23069520</text:p>
          </table:table-cell>
          <table:table-cell table:style-name="ce4" table:formula="of:=(LOG([.F180];101.113456891145)/100)*[.F180]" office:value-type="float" office:value="847271.579525368" calcext:value-type="float">
            <text:p>847271.57952536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0.5" calcext:value-type="float">
            <text:p>90.5</text:p>
          </table:table-cell>
          <table:table-cell table:formula="of:=[.B181]*[.C181]*[.D181]*[.E181]" office:value-type="float" office:value="23457600" calcext:value-type="float">
            <text:p>23457600</text:p>
          </table:table-cell>
          <table:table-cell table:style-name="ce4" table:formula="of:=(LOG([.F181];101.113456891145)/100)*[.F181]" office:value-type="float" office:value="862372.263935125" calcext:value-type="float">
            <text:p>862372.263935125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362" calcext:value-type="float">
            <text:p>36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1" calcext:value-type="float">
            <text:p>91.0</text:p>
          </table:table-cell>
          <table:table-cell table:formula="of:=[.B182]*[.C182]*[.D182]*[.E182]" office:value-type="float" office:value="23850008" calcext:value-type="float">
            <text:p>23850008</text:p>
          </table:table-cell>
          <table:table-cell table:style-name="ce4" table:formula="of:=(LOG([.F182];101.113456891145)/100)*[.F182]" office:value-type="float" office:value="877655.497796823" calcext:value-type="float">
            <text:p>877655.49779682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2" calcext:value-type="float">
            <text:p>182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1.5" calcext:value-type="float">
            <text:p>91.5</text:p>
          </table:table-cell>
          <table:table-cell table:formula="of:=[.B183]*[.C183]*[.D183]*[.E183]" office:value-type="float" office:value="24246768" calcext:value-type="float">
            <text:p>24246768</text:p>
          </table:table-cell>
          <table:table-cell table:style-name="ce4" table:formula="of:=(LOG([.F183];101.113456891145)/100)*[.F183]" office:value-type="float" office:value="893122.449801848" calcext:value-type="float">
            <text:p>893122.44980184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3" calcext:value-type="float">
            <text:p>183</text:p>
          </table:table-cell>
          <table:table-cell office:value-type="float" office:value="366" calcext:value-type="float">
            <text:p>36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2" calcext:value-type="float">
            <text:p>92.0</text:p>
          </table:table-cell>
          <table:table-cell table:formula="of:=[.B184]*[.C184]*[.D184]*[.E184]" office:value-type="float" office:value="24647904" calcext:value-type="float">
            <text:p>24647904</text:p>
          </table:table-cell>
          <table:table-cell table:style-name="ce4" table:formula="of:=(LOG([.F184];101.113456891145)/100)*[.F184]" office:value-type="float" office:value="908774.289501728" calcext:value-type="float">
            <text:p>908774.28950172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4" calcext:value-type="float">
            <text:p>184</text:p>
          </table:table-cell>
          <table:table-cell office:value-type="float" office:value="368" calcext:value-type="float">
            <text:p>36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2.5" calcext:value-type="float">
            <text:p>92.5</text:p>
          </table:table-cell>
          <table:table-cell table:formula="of:=[.B185]*[.C185]*[.D185]*[.E185]" office:value-type="float" office:value="25053440" calcext:value-type="float">
            <text:p>25053440</text:p>
          </table:table-cell>
          <table:table-cell table:style-name="ce4" table:formula="of:=(LOG([.F185];101.113456891145)/100)*[.F185]" office:value-type="float" office:value="924612.187303413" calcext:value-type="float">
            <text:p>924612.187303413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5" calcext:value-type="float">
            <text:p>185</text:p>
          </table:table-cell>
          <table:table-cell office:value-type="float" office:value="370" calcext:value-type="float">
            <text:p>37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3" calcext:value-type="float">
            <text:p>93.0</text:p>
          </table:table-cell>
          <table:table-cell table:formula="of:=[.B186]*[.C186]*[.D186]*[.E186]" office:value-type="float" office:value="25463400" calcext:value-type="float">
            <text:p>25463400</text:p>
          </table:table-cell>
          <table:table-cell table:style-name="ce4" table:formula="of:=(LOG([.F186];101.113456891145)/100)*[.F186]" office:value-type="float" office:value="940637.314464607" calcext:value-type="float">
            <text:p>940637.31446460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6" calcext:value-type="float">
            <text:p>186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3.5" calcext:value-type="float">
            <text:p>93.5</text:p>
          </table:table-cell>
          <table:table-cell table:formula="of:=[.B187]*[.C187]*[.D187]*[.E187]" office:value-type="float" office:value="25877808" calcext:value-type="float">
            <text:p>25877808</text:p>
          </table:table-cell>
          <table:table-cell table:style-name="ce4" table:formula="of:=(LOG([.F187];101.113456891145)/100)*[.F187]" office:value-type="float" office:value="956850.843089157" calcext:value-type="float">
            <text:p>956850.843089157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7" calcext:value-type="float">
            <text:p>187</text:p>
          </table:table-cell>
          <table:table-cell office:value-type="float" office:value="374" calcext:value-type="float">
            <text:p>37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4" calcext:value-type="float">
            <text:p>94.0</text:p>
          </table:table-cell>
          <table:table-cell table:formula="of:=[.B188]*[.C188]*[.D188]*[.E188]" office:value-type="float" office:value="26296688" calcext:value-type="float">
            <text:p>26296688</text:p>
          </table:table-cell>
          <table:table-cell table:style-name="ce4" table:formula="of:=(LOG([.F188];101.113456891145)/100)*[.F188]" office:value-type="float" office:value="973253.946122488" calcext:value-type="float">
            <text:p>973253.946122488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8" calcext:value-type="float">
            <text:p>188</text:p>
          </table:table-cell>
          <table:table-cell office:value-type="float" office:value="376" calcext:value-type="float">
            <text:p>37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4.5" calcext:value-type="float">
            <text:p>94.5</text:p>
          </table:table-cell>
          <table:table-cell table:formula="of:=[.B189]*[.C189]*[.D189]*[.E189]" office:value-type="float" office:value="26720064" calcext:value-type="float">
            <text:p>26720064</text:p>
          </table:table-cell>
          <table:table-cell table:style-name="ce4" table:formula="of:=(LOG([.F189];101.113456891145)/100)*[.F189]" office:value-type="float" office:value="989847.797347079" calcext:value-type="float">
            <text:p>989847.797347079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89" calcext:value-type="float">
            <text:p>189</text:p>
          </table:table-cell>
          <table:table-cell office:value-type="float" office:value="378" calcext:value-type="float">
            <text:p>37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5" calcext:value-type="float">
            <text:p>95.0</text:p>
          </table:table-cell>
          <table:table-cell table:formula="of:=[.B190]*[.C190]*[.D190]*[.E190]" office:value-type="float" office:value="27147960" calcext:value-type="float">
            <text:p>27147960</text:p>
          </table:table-cell>
          <table:table-cell table:style-name="ce4" table:formula="of:=(LOG([.F190];101.113456891145)/100)*[.F190]" office:value-type="float" office:value="1006633.571378" calcext:value-type="float">
            <text:p>1006633.57137800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0" calcext:value-type="float">
            <text:p>190</text:p>
          </table:table-cell>
          <table:table-cell office:value-type="float" office:value="380" calcext:value-type="float">
            <text:p>38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5.5" calcext:value-type="float">
            <text:p>95.5</text:p>
          </table:table-cell>
          <table:table-cell table:formula="of:=[.B191]*[.C191]*[.D191]*[.E191]" office:value-type="float" office:value="27580400" calcext:value-type="float">
            <text:p>27580400</text:p>
          </table:table-cell>
          <table:table-cell table:style-name="ce4" table:formula="of:=(LOG([.F191];101.113456891145)/100)*[.F191]" office:value-type="float" office:value="1023612.4436585" calcext:value-type="float">
            <text:p>1023612.44365850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1" calcext:value-type="float">
            <text:p>191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6" calcext:value-type="float">
            <text:p>96.0</text:p>
          </table:table-cell>
          <table:table-cell table:formula="of:=[.B192]*[.C192]*[.D192]*[.E192]" office:value-type="float" office:value="28017408" calcext:value-type="float">
            <text:p>28017408</text:p>
          </table:table-cell>
          <table:table-cell table:style-name="ce4" table:formula="of:=(LOG([.F192];101.113456891145)/100)*[.F192]" office:value-type="float" office:value="1040785.59045561" calcext:value-type="float">
            <text:p>1040785.59045561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6.5" calcext:value-type="float">
            <text:p>96.5</text:p>
          </table:table-cell>
          <table:table-cell table:formula="of:=[.B193]*[.C193]*[.D193]*[.E193]" office:value-type="float" office:value="28459008" calcext:value-type="float">
            <text:p>28459008</text:p>
          </table:table-cell>
          <table:table-cell table:style-name="ce4" table:formula="of:=(LOG([.F193];101.113456891145)/100)*[.F193]" office:value-type="float" office:value="1058154.18885584" calcext:value-type="float">
            <text:p>1058154.18885584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3" calcext:value-type="float">
            <text:p>193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7" calcext:value-type="float">
            <text:p>97.0</text:p>
          </table:table-cell>
          <table:table-cell table:formula="of:=[.B194]*[.C194]*[.D194]*[.E194]" office:value-type="float" office:value="28905224" calcext:value-type="float">
            <text:p>28905224</text:p>
          </table:table-cell>
          <table:table-cell table:style-name="ce4" table:formula="of:=(LOG([.F194];101.113456891145)/100)*[.F194]" office:value-type="float" office:value="1075719.41676087" calcext:value-type="float">
            <text:p>1075719.41676087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4" calcext:value-type="float">
            <text:p>194</text:p>
          </table:table-cell>
          <table:table-cell office:value-type="float" office:value="388" calcext:value-type="float">
            <text:p>38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7.5" calcext:value-type="float">
            <text:p>97.5</text:p>
          </table:table-cell>
          <table:table-cell table:formula="of:=[.B195]*[.C195]*[.D195]*[.E195]" office:value-type="float" office:value="29356080" calcext:value-type="float">
            <text:p>29356080</text:p>
          </table:table-cell>
          <table:table-cell table:style-name="ce4" table:formula="of:=(LOG([.F195];101.113456891145)/100)*[.F195]" office:value-type="float" office:value="1093482.45288334" calcext:value-type="float">
            <text:p>1093482.45288334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5" calcext:value-type="float">
            <text:p>195</text:p>
          </table:table-cell>
          <table:table-cell office:value-type="float" office:value="390" calcext:value-type="float">
            <text:p>39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8" calcext:value-type="float">
            <text:p>98.0</text:p>
          </table:table-cell>
          <table:table-cell table:formula="of:=[.B196]*[.C196]*[.D196]*[.E196]" office:value-type="float" office:value="29811600" calcext:value-type="float">
            <text:p>29811600</text:p>
          </table:table-cell>
          <table:table-cell table:style-name="ce4" table:formula="of:=(LOG([.F196];101.113456891145)/100)*[.F196]" office:value-type="float" office:value="1111444.47674264" calcext:value-type="float">
            <text:p>1111444.47674264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6" calcext:value-type="float">
            <text:p>196</text:p>
          </table:table-cell>
          <table:table-cell office:value-type="float" office:value="392" calcext:value-type="float">
            <text:p>39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8.5" calcext:value-type="float">
            <text:p>98.5</text:p>
          </table:table-cell>
          <table:table-cell table:formula="of:=[.B197]*[.C197]*[.D197]*[.E197]" office:value-type="float" office:value="30271808" calcext:value-type="float">
            <text:p>30271808</text:p>
          </table:table-cell>
          <table:table-cell table:style-name="ce4" table:formula="of:=(LOG([.F197];101.113456891145)/100)*[.F197]" office:value-type="float" office:value="1129606.66866074" calcext:value-type="float">
            <text:p>1129606.66866074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7" calcext:value-type="float">
            <text:p>197</text:p>
          </table:table-cell>
          <table:table-cell office:value-type="float" office:value="394" calcext:value-type="float">
            <text:p>394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99" calcext:value-type="float">
            <text:p>99.0</text:p>
          </table:table-cell>
          <table:table-cell table:formula="of:=[.B198]*[.C198]*[.D198]*[.E198]" office:value-type="float" office:value="30736728" calcext:value-type="float">
            <text:p>30736728</text:p>
          </table:table-cell>
          <table:table-cell table:style-name="ce4" table:formula="of:=(LOG([.F198];101.113456891145)/100)*[.F198]" office:value-type="float" office:value="1147970.20975814" calcext:value-type="float">
            <text:p>1147970.20975814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8" calcext:value-type="float">
            <text:p>198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99.5" calcext:value-type="float">
            <text:p>99.5</text:p>
          </table:table-cell>
          <table:table-cell table:formula="of:=[.B199]*[.C199]*[.D199]*[.E199]" office:value-type="float" office:value="31206384" calcext:value-type="float">
            <text:p>31206384</text:p>
          </table:table-cell>
          <table:table-cell table:style-name="ce4" table:formula="of:=(LOG([.F199];101.113456891145)/100)*[.F199]" office:value-type="float" office:value="1166536.28194972" calcext:value-type="float">
            <text:p>1166536.28194972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199" calcext:value-type="float">
            <text:p>199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float" office:value="100" calcext:value-type="float">
            <text:p>100.0</text:p>
          </table:table-cell>
          <table:table-cell table:formula="of:=[.B200]*[.C200]*[.D200]*[.E200]" office:value-type="float" office:value="31680800" calcext:value-type="float">
            <text:p>31680800</text:p>
          </table:table-cell>
          <table:table-cell table:style-name="ce4" table:formula="of:=(LOG([.F200];101.113456891145)/100)*[.F200]" office:value-type="float" office:value="1185306.06794079" calcext:value-type="float">
            <text:p>1185306.06794079000</text:p>
          </table:table-cell>
        </table:table-row>
        <table:table-row table:style-name="ro1">
          <table:table-cell office:value-type="string" calcext:value-type="string">
            <text:p>Andes Technology Corporation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0.5" calcext:value-type="float">
            <text:p>100.5</text:p>
          </table:table-cell>
          <table:table-cell table:formula="of:=[.B201]*[.C201]*[.D201]*[.E201]" office:value-type="float" office:value="32160000" calcext:value-type="float">
            <text:p>32160000</text:p>
          </table:table-cell>
          <table:table-cell table:style-name="ce4" table:formula="of:=(LOG([.F201];101.113456891145)/100)*[.F201]" office:value-type="float" office:value="1204280.75122306" calcext:value-type="float">
            <text:p>1204280.75122306000</text:p>
          </table:table-cell>
        </table:table-row>
        <table:table-row table:style-name="ro1" table:number-rows-repeated="104837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3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5:35:54.491000000</meta:creation-date>
    <meta:generator>LibreOffice/6.0.4.2$Windows_X86_64 LibreOffice_project/9b0d9b32d5dcda91d2f1a96dc04c645c450872bf</meta:generator>
    <dc:date>2018-05-30T15:50:57.415000000</dc:date>
    <meta:editing-duration>PT4M11S</meta:editing-duration>
    <meta:editing-cycles>1</meta:editing-cycles>
    <meta:document-statistic meta:table-count="1" meta:cell-count="14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92cm" svg:y="4.005cm" style:legend-expansion="high" chart:style-name="ch2"/>
        <chart:plot-area chart:style-name="ch3" table:cell-range-address="Sheet1.F1:Sheet1.G201" chart:data-source-has-labels="row" svg:x="0.32cm" svg:y="0.18cm" svg:width="11.952cm" svg:height="8.64cm">
          <chartooo:coordinate-region svg:x="2.053cm" svg:y="0.301cm" svg:width="10.13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201" chart:label-cell-address="Sheet1.F1:Sheet1.F1" chart:class="chart:line">
            <chart:data-point chart:repeated="200"/>
          </chart:series>
          <chart:series chart:style-name="ch7" chart:values-cell-range-address="Sheet1.G2:Sheet1.G201" chart:label-cell-address="Sheet1.G1:Sheet1.G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グラフ理論</text:p>
                <draw:g>
                  <svg:desc>Sheet1.F1:Sheet1.F1</svg:desc>
                </draw:g>
              </table:table-cell>
              <table:table-cell office:value-type="string">
                <text:p>開発直積目標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F2:Sheet1.F201</svg:desc>
                </draw:g>
              </table:table-cell>
              <table:table-cell office:value-type="float" office:value="0.0360369493843334">
                <text:p>0.0360369493843334</text:p>
                <draw:g>
                  <svg:desc>Sheet1.G2:Sheet1.G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0.402530021903777">
                <text:p>0.402530021903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1.55029334619866">
                <text:p>1.550293346198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0">
                <text:p>320</text:p>
              </table:table-cell>
              <table:table-cell office:value-type="float" office:value="3.9986253538069">
                <text:p>3.99862535380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8.31446180066475">
                <text:p>8.31446180066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8">
                <text:p>1008</text:p>
              </table:table-cell>
              <table:table-cell office:value-type="float" office:value="15.1011307270527">
                <text:p>15.10113072705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8">
                <text:p>1568</text:p>
              </table:table-cell>
              <table:table-cell office:value-type="float" office:value="24.9914217436087">
                <text:p>24.99142174360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04">
                <text:p>2304</text:p>
              </table:table-cell>
              <table:table-cell office:value-type="float" office:value="38.6428821027626">
                <text:p>38.6428821027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40">
                <text:p>3240</text:p>
              </table:table-cell>
              <table:table-cell office:value-type="float" office:value="56.7344124504995">
                <text:p>56.7344124504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00">
                <text:p>4400</text:p>
              </table:table-cell>
              <table:table-cell office:value-type="float" office:value="79.9636878582233">
                <text:p>79.9636878582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08">
                <text:p>5808</text:p>
              </table:table-cell>
              <table:table-cell office:value-type="float" office:value="109.045135925824">
                <text:p>109.0451359258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88">
                <text:p>7488</text:p>
              </table:table-cell>
              <table:table-cell office:value-type="float" office:value="144.708308770752">
                <text:p>144.708308770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64">
                <text:p>9464</text:p>
              </table:table-cell>
              <table:table-cell office:value-type="float" office:value="187.696543864004">
                <text:p>187.696543864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60">
                <text:p>11760</text:p>
              </table:table-cell>
              <table:table-cell office:value-type="float" office:value="238.765843014337">
                <text:p>238.7658430143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00">
                <text:p>14400</text:p>
              </table:table-cell>
              <table:table-cell office:value-type="float" office:value="298.683920156487">
                <text:p>298.6839201564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08">
                <text:p>17408</text:p>
              </table:table-cell>
              <table:table-cell office:value-type="float" office:value="368.229382450555">
                <text:p>368.2293824505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08">
                <text:p>20808</text:p>
              </table:table-cell>
              <table:table-cell office:value-type="float" office:value="448.191018506005">
                <text:p>448.191018506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624">
                <text:p>24624</text:p>
              </table:table-cell>
              <table:table-cell office:value-type="float" office:value="539.367173985468">
                <text:p>539.3671739854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880">
                <text:p>28880</text:p>
              </table:table-cell>
              <table:table-cell office:value-type="float" office:value="642.56519941806">
                <text:p>642.56519941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600">
                <text:p>33600</text:p>
              </table:table-cell>
              <table:table-cell office:value-type="float" office:value="758.600958373495">
                <text:p>758.600958373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808">
                <text:p>38808</text:p>
              </table:table-cell>
              <table:table-cell office:value-type="float" office:value="888.298386607452">
                <text:p>888.298386607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528">
                <text:p>44528</text:p>
              </table:table-cell>
              <table:table-cell office:value-type="float" office:value="1032.48909464105">
                <text:p>1032.48909464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784">
                <text:p>50784</text:p>
              </table:table-cell>
              <table:table-cell office:value-type="float" office:value="1192.01200765412">
                <text:p>1192.01200765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600">
                <text:p>57600</text:p>
              </table:table-cell>
              <table:table-cell office:value-type="float" office:value="1367.71303767075">
                <text:p>1367.713037670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000">
                <text:p>65000</text:p>
              </table:table-cell>
              <table:table-cell office:value-type="float" office:value="1560.44478387822">
                <text:p>1560.444783878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008">
                <text:p>73008</text:p>
              </table:table-cell>
              <table:table-cell office:value-type="float" office:value="1771.06625760544">
                <text:p>1771.066257605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648">
                <text:p>81648</text:p>
              </table:table-cell>
              <table:table-cell office:value-type="float" office:value="2000.44262903653">
                <text:p>2000.442629036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944">
                <text:p>90944</text:p>
              </table:table-cell>
              <table:table-cell office:value-type="float" office:value="2249.4449931801">
                <text:p>2249.44499318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920">
                <text:p>100920</text:p>
              </table:table-cell>
              <table:table-cell office:value-type="float" office:value="2518.95015297832">
                <text:p>2518.95015297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600">
                <text:p>111600</text:p>
              </table:table-cell>
              <table:table-cell office:value-type="float" office:value="2809.84041773868">
                <text:p>2809.840417738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008">
                <text:p>123008</text:p>
              </table:table-cell>
              <table:table-cell office:value-type="float" office:value="3123.00341531997">
                <text:p>3123.00341531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168">
                <text:p>135168</text:p>
              </table:table-cell>
              <table:table-cell office:value-type="float" office:value="3459.33191671063">
                <text:p>3459.331916710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8104">
                <text:p>148104</text:p>
              </table:table-cell>
              <table:table-cell office:value-type="float" office:value="3819.7236718119">
                <text:p>3819.72367181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1840">
                <text:p>161840</text:p>
              </table:table-cell>
              <table:table-cell office:value-type="float" office:value="4205.08125538533">
                <text:p>4205.081255385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6400">
                <text:p>176400</text:p>
              </table:table-cell>
              <table:table-cell office:value-type="float" office:value="4616.31192224899">
                <text:p>4616.311922248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1808">
                <text:p>191808</text:p>
              </table:table-cell>
              <table:table-cell office:value-type="float" office:value="5054.32747091371">
                <text:p>5054.327470913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8088">
                <text:p>208088</text:p>
              </table:table-cell>
              <table:table-cell office:value-type="float" office:value="5520.04411494221">
                <text:p>5520.04411494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5264">
                <text:p>225264</text:p>
              </table:table-cell>
              <table:table-cell office:value-type="float" office:value="6014.38236139293">
                <text:p>6014.382361392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3360">
                <text:p>243360</text:p>
              </table:table-cell>
              <table:table-cell office:value-type="float" office:value="6538.26689577901">
                <text:p>6538.266895779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2400">
                <text:p>262400</text:p>
              </table:table-cell>
              <table:table-cell office:value-type="float" office:value="7092.6264730321">
                <text:p>7092.6264730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2408">
                <text:p>282408</text:p>
              </table:table-cell>
              <table:table-cell office:value-type="float" office:value="7678.39381401286">
                <text:p>7678.39381401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3408">
                <text:p>303408</text:p>
              </table:table-cell>
              <table:table-cell office:value-type="float" office:value="8296.50550715522">
                <text:p>8296.505507155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5424">
                <text:p>325424</text:p>
              </table:table-cell>
              <table:table-cell office:value-type="float" office:value="8947.90191487176">
                <text:p>8947.901914871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8480">
                <text:p>348480</text:p>
              </table:table-cell>
              <table:table-cell office:value-type="float" office:value="9633.52708438242">
                <text:p>9633.527084382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2600">
                <text:p>372600</text:p>
              </table:table-cell>
              <table:table-cell office:value-type="float" office:value="10354.3286626604">
                <text:p>10354.32866266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7808">
                <text:p>397808</text:p>
              </table:table-cell>
              <table:table-cell office:value-type="float" office:value="11111.2578152163">
                <text:p>11111.25781521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24128">
                <text:p>424128</text:p>
              </table:table-cell>
              <table:table-cell office:value-type="float" office:value="11905.2691484665">
                <text:p>11905.2691484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1584">
                <text:p>451584</text:p>
              </table:table-cell>
              <table:table-cell office:value-type="float" office:value="12737.3206354539">
                <text:p>12737.32063545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200">
                <text:p>480200</text:p>
              </table:table-cell>
              <table:table-cell office:value-type="float" office:value="13608.3735447074">
                <text:p>13608.37354470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0000">
                <text:p>510000</text:p>
              </table:table-cell>
              <table:table-cell office:value-type="float" office:value="14519.3923720469">
                <text:p>14519.39237204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1008">
                <text:p>541008</text:p>
              </table:table-cell>
              <table:table-cell office:value-type="float" office:value="15471.3447751529">
                <text:p>15471.3447751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3248">
                <text:p>573248</text:p>
              </table:table-cell>
              <table:table-cell office:value-type="float" office:value="16465.2015107376">
                <text:p>16465.20151073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6744">
                <text:p>606744</text:p>
              </table:table-cell>
              <table:table-cell office:value-type="float" office:value="17501.9363741634">
                <text:p>17501.93637416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1520">
                <text:p>641520</text:p>
              </table:table-cell>
              <table:table-cell office:value-type="float" office:value="18582.5261413703">
                <text:p>18582.52614137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7600">
                <text:p>677600</text:p>
              </table:table-cell>
              <table:table-cell office:value-type="float" office:value="19707.9505129814">
                <text:p>19707.95051298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5008">
                <text:p>715008</text:p>
              </table:table-cell>
              <table:table-cell office:value-type="float" office:value="20879.1920604663">
                <text:p>20879.19206046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53768">
                <text:p>753768</text:p>
              </table:table-cell>
              <table:table-cell office:value-type="float" office:value="22097.2361742507">
                <text:p>22097.23617425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3904">
                <text:p>793904</text:p>
              </table:table-cell>
              <table:table-cell office:value-type="float" office:value="23363.0710136686">
                <text:p>23363.07101366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5440">
                <text:p>835440</text:p>
              </table:table-cell>
              <table:table-cell office:value-type="float" office:value="24677.6874586614">
                <text:p>24677.6874586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78400">
                <text:p>878400</text:p>
              </table:table-cell>
              <table:table-cell office:value-type="float" office:value="26042.0790631321">
                <text:p>26042.07906313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2808">
                <text:p>922808</text:p>
              </table:table-cell>
              <table:table-cell office:value-type="float" office:value="27457.2420098733">
                <text:p>27457.24200987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68688">
                <text:p>968688</text:p>
              </table:table-cell>
              <table:table-cell office:value-type="float" office:value="28924.1750669891">
                <text:p>28924.17506698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16064">
                <text:p>1016064</text:p>
              </table:table-cell>
              <table:table-cell office:value-type="float" office:value="30443.8795457382">
                <text:p>30443.8795457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64960">
                <text:p>1064960</text:p>
              </table:table-cell>
              <table:table-cell office:value-type="float" office:value="32017.3592597298">
                <text:p>32017.35925972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15400">
                <text:p>1115400</text:p>
              </table:table-cell>
              <table:table-cell office:value-type="float" office:value="33645.6204854088">
                <text:p>33645.62048540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7408">
                <text:p>1167408</text:p>
              </table:table-cell>
              <table:table-cell office:value-type="float" office:value="35329.6719237689">
                <text:p>35329.6719237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21008">
                <text:p>1221008</text:p>
              </table:table-cell>
              <table:table-cell office:value-type="float" office:value="37070.5246632387">
                <text:p>37070.52466323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76224">
                <text:p>1276224</text:p>
              </table:table-cell>
              <table:table-cell office:value-type="float" office:value="38869.1921436862">
                <text:p>38869.19214368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3080">
                <text:p>1333080</text:p>
              </table:table-cell>
              <table:table-cell office:value-type="float" office:value="40726.690121493">
                <text:p>40726.6901214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1600">
                <text:p>1391600</text:p>
              </table:table-cell>
              <table:table-cell office:value-type="float" office:value="42644.0366356513">
                <text:p>42644.03663565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1808">
                <text:p>1451808</text:p>
              </table:table-cell>
              <table:table-cell office:value-type="float" office:value="44622.2519748381">
                <text:p>44622.25197483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13728">
                <text:p>1513728</text:p>
              </table:table-cell>
              <table:table-cell office:value-type="float" office:value="46662.3586454267">
                <text:p>46662.35864542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77384">
                <text:p>1577384</text:p>
              </table:table-cell>
              <table:table-cell office:value-type="float" office:value="48765.3813403943">
                <text:p>48765.38134039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42800">
                <text:p>1642800</text:p>
              </table:table-cell>
              <table:table-cell office:value-type="float" office:value="50932.3469090905">
                <text:p>50932.34690909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10000">
                <text:p>1710000</text:p>
              </table:table-cell>
              <table:table-cell office:value-type="float" office:value="53164.2843278293">
                <text:p>53164.28432782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79008">
                <text:p>1779008</text:p>
              </table:table-cell>
              <table:table-cell office:value-type="float" office:value="55462.224671273">
                <text:p>55462.224671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49848">
                <text:p>1849848</text:p>
              </table:table-cell>
              <table:table-cell office:value-type="float" office:value="57827.2010845759">
                <text:p>57827.20108457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22544">
                <text:p>1922544</text:p>
              </table:table-cell>
              <table:table-cell office:value-type="float" office:value="60260.2487562582">
                <text:p>60260.24875625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97120">
                <text:p>1997120</text:p>
              </table:table-cell>
              <table:table-cell office:value-type="float" office:value="62762.4048917807">
                <text:p>62762.40489178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73600">
                <text:p>2073600</text:p>
              </table:table-cell>
              <table:table-cell office:value-type="float" office:value="65334.7086877948">
                <text:p>65334.70868779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52008">
                <text:p>2152008</text:p>
              </table:table-cell>
              <table:table-cell office:value-type="float" office:value="67978.2013070422">
                <text:p>67978.20130704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32368">
                <text:p>2232368</text:p>
              </table:table-cell>
              <table:table-cell office:value-type="float" office:value="70693.9258538784">
                <text:p>70693.9258538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14704">
                <text:p>2314704</text:p>
              </table:table-cell>
              <table:table-cell office:value-type="float" office:value="73482.9273503993">
                <text:p>73482.92735039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99040">
                <text:p>2399040</text:p>
              </table:table-cell>
              <table:table-cell office:value-type="float" office:value="76346.252713147">
                <text:p>76346.252713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85400">
                <text:p>2485400</text:p>
              </table:table-cell>
              <table:table-cell office:value-type="float" office:value="79284.950730375">
                <text:p>79284.950730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73808">
                <text:p>2573808</text:p>
              </table:table-cell>
              <table:table-cell office:value-type="float" office:value="82300.0720398529">
                <text:p>82300.07203985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64288">
                <text:p>2664288</text:p>
              </table:table-cell>
              <table:table-cell office:value-type="float" office:value="85392.6691071907">
                <text:p>85392.66910719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756864">
                <text:p>2756864</text:p>
              </table:table-cell>
              <table:table-cell office:value-type="float" office:value="88563.7962046657">
                <text:p>88563.79620466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51560">
                <text:p>2851560</text:p>
              </table:table-cell>
              <table:table-cell office:value-type="float" office:value="91814.5093905344">
                <text:p>91814.50939053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48400">
                <text:p>2948400</text:p>
              </table:table-cell>
              <table:table-cell office:value-type="float" office:value="95145.8664888129">
                <text:p>95145.86648881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47408">
                <text:p>3047408</text:p>
              </table:table-cell>
              <table:table-cell office:value-type="float" office:value="98558.9270695091">
                <text:p>98558.92706950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48608">
                <text:p>3148608</text:p>
              </table:table-cell>
              <table:table-cell office:value-type="float" office:value="102054.752429294">
                <text:p>102054.752429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52024">
                <text:p>3252024</text:p>
              </table:table-cell>
              <table:table-cell office:value-type="float" office:value="105634.405572596">
                <text:p>105634.4055725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57680">
                <text:p>3357680</text:p>
              </table:table-cell>
              <table:table-cell office:value-type="float" office:value="109298.951193104">
                <text:p>109298.9511931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65600">
                <text:p>3465600</text:p>
              </table:table-cell>
              <table:table-cell office:value-type="float" office:value="113049.455655664">
                <text:p>113049.455655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75808">
                <text:p>3575808</text:p>
              </table:table-cell>
              <table:table-cell office:value-type="float" office:value="116886.986978571">
                <text:p>116886.98697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688328">
                <text:p>3688328</text:p>
              </table:table-cell>
              <table:table-cell office:value-type="float" office:value="120812.614816215">
                <text:p>120812.6148162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3184">
                <text:p>3803184</text:p>
              </table:table-cell>
              <table:table-cell office:value-type="float" office:value="124827.410442102">
                <text:p>124827.4104421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20400">
                <text:p>3920400</text:p>
              </table:table-cell>
              <table:table-cell office:value-type="float" office:value="128932.446732217">
                <text:p>128932.4467322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40000">
                <text:p>4040000</text:p>
              </table:table-cell>
              <table:table-cell office:value-type="float" office:value="133128.798148728">
                <text:p>133128.7981487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162008">
                <text:p>4162008</text:p>
              </table:table-cell>
              <table:table-cell office:value-type="float" office:value="137417.540724013">
                <text:p>137417.540724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86448">
                <text:p>4286448</text:p>
              </table:table-cell>
              <table:table-cell office:value-type="float" office:value="141799.752045017">
                <text:p>141799.7520450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13344">
                <text:p>4413344</text:p>
              </table:table-cell>
              <table:table-cell office:value-type="float" office:value="146276.5112379">
                <text:p>146276.51123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42720">
                <text:p>4542720</text:p>
              </table:table-cell>
              <table:table-cell office:value-type="float" office:value="150848.898953005">
                <text:p>150848.8989530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74600">
                <text:p>4674600</text:p>
              </table:table-cell>
              <table:table-cell office:value-type="float" office:value="155517.997350101">
                <text:p>155517.9973501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809008">
                <text:p>4809008</text:p>
              </table:table-cell>
              <table:table-cell office:value-type="float" office:value="160284.890083917">
                <text:p>160284.8900839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945968">
                <text:p>4945968</text:p>
              </table:table-cell>
              <table:table-cell office:value-type="float" office:value="165150.66228995">
                <text:p>165150.662289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85504">
                <text:p>5085504</text:p>
              </table:table-cell>
              <table:table-cell office:value-type="float" office:value="170116.400570537">
                <text:p>170116.4005705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227640">
                <text:p>5227640</text:p>
              </table:table-cell>
              <table:table-cell office:value-type="float" office:value="175183.192981187">
                <text:p>175183.1929811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72400">
                <text:p>5372400</text:p>
              </table:table-cell>
              <table:table-cell office:value-type="float" office:value="180352.12901717">
                <text:p>180352.129017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19808">
                <text:p>5519808</text:p>
              </table:table-cell>
              <table:table-cell office:value-type="float" office:value="185624.299600347">
                <text:p>185624.2996003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69888">
                <text:p>5669888</text:p>
              </table:table-cell>
              <table:table-cell office:value-type="float" office:value="191000.797066237">
                <text:p>191000.7970662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22664">
                <text:p>5822664</text:p>
              </table:table-cell>
              <table:table-cell office:value-type="float" office:value="196482.715151323">
                <text:p>196482.7151513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978160">
                <text:p>5978160</text:p>
              </table:table-cell>
              <table:table-cell office:value-type="float" office:value="202071.148980577">
                <text:p>202071.1489805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36400">
                <text:p>6136400</text:p>
              </table:table-cell>
              <table:table-cell office:value-type="float" office:value="207767.195055209">
                <text:p>207767.1950552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97408">
                <text:p>6297408</text:p>
              </table:table-cell>
              <table:table-cell office:value-type="float" office:value="213571.951240632">
                <text:p>213571.9512406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61208">
                <text:p>6461208</text:p>
              </table:table-cell>
              <table:table-cell office:value-type="float" office:value="219486.516754627">
                <text:p>219486.5167546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627824">
                <text:p>6627824</text:p>
              </table:table-cell>
              <table:table-cell office:value-type="float" office:value="225511.992155727">
                <text:p>225511.9921557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97280">
                <text:p>6797280</text:p>
              </table:table-cell>
              <table:table-cell office:value-type="float" office:value="231649.479331779">
                <text:p>231649.4793317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69600">
                <text:p>6969600</text:p>
              </table:table-cell>
              <table:table-cell office:value-type="float" office:value="237900.081488721">
                <text:p>237900.0814887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144808">
                <text:p>7144808</text:p>
              </table:table-cell>
              <table:table-cell office:value-type="float" office:value="244264.903139526">
                <text:p>244264.90313952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22928">
                <text:p>7322928</text:p>
              </table:table-cell>
              <table:table-cell office:value-type="float" office:value="250745.050093348">
                <text:p>250745.0500933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03984">
                <text:p>7503984</text:p>
              </table:table-cell>
              <table:table-cell office:value-type="float" office:value="257341.629444834">
                <text:p>257341.6294448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688000">
                <text:p>7688000</text:p>
              </table:table-cell>
              <table:table-cell office:value-type="float" office:value="264055.749563616">
                <text:p>264055.7495636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75000">
                <text:p>7875000</text:p>
              </table:table-cell>
              <table:table-cell office:value-type="float" office:value="270888.520083977">
                <text:p>270888.5200839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065008">
                <text:p>8065008</text:p>
              </table:table-cell>
              <table:table-cell office:value-type="float" office:value="277841.051894674">
                <text:p>277841.0518946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258048">
                <text:p>8258048</text:p>
              </table:table-cell>
              <table:table-cell office:value-type="float" office:value="284914.457128931">
                <text:p>284914.4571289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54144">
                <text:p>8454144</text:p>
              </table:table-cell>
              <table:table-cell office:value-type="float" office:value="292109.849154588">
                <text:p>292109.8491545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53320">
                <text:p>8653320</text:p>
              </table:table-cell>
              <table:table-cell office:value-type="float" office:value="299428.342564407">
                <text:p>299428.342564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855600">
                <text:p>8855600</text:p>
              </table:table-cell>
              <table:table-cell office:value-type="float" office:value="306871.053166522">
                <text:p>306871.0531665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61008">
                <text:p>9061008</text:p>
              </table:table-cell>
              <table:table-cell office:value-type="float" office:value="314439.097975044">
                <text:p>314439.0979750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269568">
                <text:p>9269568</text:p>
              </table:table-cell>
              <table:table-cell office:value-type="float" office:value="322133.59520081">
                <text:p>322133.595200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481304">
                <text:p>9481304</text:p>
              </table:table-cell>
              <table:table-cell office:value-type="float" office:value="329955.664242268">
                <text:p>329955.6642422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96240">
                <text:p>9696240</text:p>
              </table:table-cell>
              <table:table-cell office:value-type="float" office:value="337906.425676503">
                <text:p>337906.4256765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914400">
                <text:p>9914400</text:p>
              </table:table-cell>
              <table:table-cell office:value-type="float" office:value="345987.001250395">
                <text:p>345987.0012503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135808">
                <text:p>10135808</text:p>
              </table:table-cell>
              <table:table-cell office:value-type="float" office:value="354198.513871914">
                <text:p>354198.5138719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360488">
                <text:p>10360488</text:p>
              </table:table-cell>
              <table:table-cell office:value-type="float" office:value="362542.087601541">
                <text:p>362542.0876015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588464">
                <text:p>10588464</text:p>
              </table:table-cell>
              <table:table-cell office:value-type="float" office:value="371018.847643809">
                <text:p>371018.8476438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819760">
                <text:p>10819760</text:p>
              </table:table-cell>
              <table:table-cell office:value-type="float" office:value="379629.920338977">
                <text:p>379629.9203389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054400">
                <text:p>11054400</text:p>
              </table:table-cell>
              <table:table-cell office:value-type="float" office:value="388376.433154817">
                <text:p>388376.4331548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292408">
                <text:p>11292408</text:p>
              </table:table-cell>
              <table:table-cell office:value-type="float" office:value="397259.514678524">
                <text:p>397259.5146785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533808">
                <text:p>11533808</text:p>
              </table:table-cell>
              <table:table-cell office:value-type="float" office:value="406280.294608737">
                <text:p>406280.2946087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778624">
                <text:p>11778624</text:p>
              </table:table-cell>
              <table:table-cell office:value-type="float" office:value="415439.903747675">
                <text:p>415439.9037476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026880">
                <text:p>12026880</text:p>
              </table:table-cell>
              <table:table-cell office:value-type="float" office:value="424739.473993386">
                <text:p>424739.4739933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278600">
                <text:p>12278600</text:p>
              </table:table-cell>
              <table:table-cell office:value-type="float" office:value="434180.138332098">
                <text:p>434180.1383320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33808">
                <text:p>12533808</text:p>
              </table:table-cell>
              <table:table-cell office:value-type="float" office:value="443763.030830679">
                <text:p>443763.0308306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792528">
                <text:p>12792528</text:p>
              </table:table-cell>
              <table:table-cell office:value-type="float" office:value="453489.286629207">
                <text:p>453489.2866292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054784">
                <text:p>13054784</text:p>
              </table:table-cell>
              <table:table-cell office:value-type="float" office:value="463360.041933629">
                <text:p>463360.0419336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20600">
                <text:p>13320600</text:p>
              </table:table-cell>
              <table:table-cell office:value-type="float" office:value="473376.43400853">
                <text:p>473376.434008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590000">
                <text:p>13590000</text:p>
              </table:table-cell>
              <table:table-cell office:value-type="float" office:value="483539.601169997">
                <text:p>483539.60116999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63008">
                <text:p>13863008</text:p>
              </table:table-cell>
              <table:table-cell office:value-type="float" office:value="493850.682778573">
                <text:p>493850.6827785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139648">
                <text:p>14139648</text:p>
              </table:table-cell>
              <table:table-cell office:value-type="float" office:value="504310.819232315">
                <text:p>504310.81923231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419944">
                <text:p>14419944</text:p>
              </table:table-cell>
              <table:table-cell office:value-type="float" office:value="514921.151959935">
                <text:p>514921.15195993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703920">
                <text:p>14703920</text:p>
              </table:table-cell>
              <table:table-cell office:value-type="float" office:value="525682.823414031">
                <text:p>525682.8234140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91600">
                <text:p>14991600</text:p>
              </table:table-cell>
              <table:table-cell office:value-type="float" office:value="536596.977064417">
                <text:p>536596.9770644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283008">
                <text:p>15283008</text:p>
              </table:table-cell>
              <table:table-cell office:value-type="float" office:value="547664.757391526">
                <text:p>547664.7573915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78168">
                <text:p>15578168</text:p>
              </table:table-cell>
              <table:table-cell office:value-type="float" office:value="558887.309879903">
                <text:p>558887.3098799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77104">
                <text:p>15877104</text:p>
              </table:table-cell>
              <table:table-cell office:value-type="float" office:value="570265.781011787">
                <text:p>570265.7810117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79840">
                <text:p>16179840</text:p>
              </table:table-cell>
              <table:table-cell office:value-type="float" office:value="581801.318260768">
                <text:p>581801.31826076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86400">
                <text:p>16486400</text:p>
              </table:table-cell>
              <table:table-cell office:value-type="float" office:value="593495.07008552">
                <text:p>593495.070085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96808">
                <text:p>16796808</text:p>
              </table:table-cell>
              <table:table-cell office:value-type="float" office:value="605348.185923626">
                <text:p>605348.1859236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11088">
                <text:p>17111088</text:p>
              </table:table-cell>
              <table:table-cell office:value-type="float" office:value="617361.816185471">
                <text:p>617361.8161854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429264">
                <text:p>17429264</text:p>
              </table:table-cell>
              <table:table-cell office:value-type="float" office:value="629537.112248206">
                <text:p>629537.1122482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751360">
                <text:p>17751360</text:p>
              </table:table-cell>
              <table:table-cell office:value-type="float" office:value="641875.226449802">
                <text:p>641875.2264498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077400">
                <text:p>18077400</text:p>
              </table:table-cell>
              <table:table-cell office:value-type="float" office:value="654377.312083158">
                <text:p>654377.3120831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407408">
                <text:p>18407408</text:p>
              </table:table-cell>
              <table:table-cell office:value-type="float" office:value="667044.523390297">
                <text:p>667044.5233902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741408">
                <text:p>18741408</text:p>
              </table:table-cell>
              <table:table-cell office:value-type="float" office:value="679878.015556622">
                <text:p>679878.0155566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079424">
                <text:p>19079424</text:p>
              </table:table-cell>
              <table:table-cell office:value-type="float" office:value="692878.944705244">
                <text:p>692878.9447052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421480">
                <text:p>19421480</text:p>
              </table:table-cell>
              <table:table-cell office:value-type="float" office:value="706048.467891379">
                <text:p>706048.4678913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767600">
                <text:p>19767600</text:p>
              </table:table-cell>
              <table:table-cell office:value-type="float" office:value="719387.743096812">
                <text:p>719387.7430968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17808">
                <text:p>20117808</text:p>
              </table:table-cell>
              <table:table-cell office:value-type="float" office:value="732897.929224423">
                <text:p>732897.9292244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472128">
                <text:p>20472128</text:p>
              </table:table-cell>
              <table:table-cell office:value-type="float" office:value="746580.186092777">
                <text:p>746580.1860927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830584">
                <text:p>20830584</text:p>
              </table:table-cell>
              <table:table-cell office:value-type="float" office:value="760435.674430788">
                <text:p>760435.6744307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193200">
                <text:p>21193200</text:p>
              </table:table-cell>
              <table:table-cell office:value-type="float" office:value="774465.555872425">
                <text:p>774465.5558724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560000">
                <text:p>21560000</text:p>
              </table:table-cell>
              <table:table-cell office:value-type="float" office:value="788670.992951501">
                <text:p>788670.9929515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931008">
                <text:p>21931008</text:p>
              </table:table-cell>
              <table:table-cell office:value-type="float" office:value="803053.149096504">
                <text:p>803053.1490965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306248">
                <text:p>22306248</text:p>
              </table:table-cell>
              <table:table-cell office:value-type="float" office:value="817613.188625497">
                <text:p>817613.1886254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685744">
                <text:p>22685744</text:p>
              </table:table-cell>
              <table:table-cell office:value-type="float" office:value="832352.276741073">
                <text:p>832352.2767410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069520">
                <text:p>23069520</text:p>
              </table:table-cell>
              <table:table-cell office:value-type="float" office:value="847271.579525368">
                <text:p>847271.57952536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457600">
                <text:p>23457600</text:p>
              </table:table-cell>
              <table:table-cell office:value-type="float" office:value="862372.263935125">
                <text:p>862372.2639351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3850008">
                <text:p>23850008</text:p>
              </table:table-cell>
              <table:table-cell office:value-type="float" office:value="877655.497796823">
                <text:p>877655.49779682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4246768">
                <text:p>24246768</text:p>
              </table:table-cell>
              <table:table-cell office:value-type="float" office:value="893122.449801848">
                <text:p>893122.4498018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4647904">
                <text:p>24647904</text:p>
              </table:table-cell>
              <table:table-cell office:value-type="float" office:value="908774.289501728">
                <text:p>908774.2895017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5053440">
                <text:p>25053440</text:p>
              </table:table-cell>
              <table:table-cell office:value-type="float" office:value="924612.187303413">
                <text:p>924612.1873034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5463400">
                <text:p>25463400</text:p>
              </table:table-cell>
              <table:table-cell office:value-type="float" office:value="940637.314464607">
                <text:p>940637.31446460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5877808">
                <text:p>25877808</text:p>
              </table:table-cell>
              <table:table-cell office:value-type="float" office:value="956850.843089157">
                <text:p>956850.8430891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296688">
                <text:p>26296688</text:p>
              </table:table-cell>
              <table:table-cell office:value-type="float" office:value="973253.946122488">
                <text:p>973253.94612248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6720064">
                <text:p>26720064</text:p>
              </table:table-cell>
              <table:table-cell office:value-type="float" office:value="989847.797347079">
                <text:p>989847.7973470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147960">
                <text:p>27147960</text:p>
              </table:table-cell>
              <table:table-cell office:value-type="float" office:value="1006633.571378">
                <text:p>1006633.5713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7580400">
                <text:p>27580400</text:p>
              </table:table-cell>
              <table:table-cell office:value-type="float" office:value="1023612.4436585">
                <text:p>1023612.44365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017408">
                <text:p>28017408</text:p>
              </table:table-cell>
              <table:table-cell office:value-type="float" office:value="1040785.59045561">
                <text:p>1040785.590455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459008">
                <text:p>28459008</text:p>
              </table:table-cell>
              <table:table-cell office:value-type="float" office:value="1058154.18885584">
                <text:p>1058154.188855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905224">
                <text:p>28905224</text:p>
              </table:table-cell>
              <table:table-cell office:value-type="float" office:value="1075719.41676087">
                <text:p>1075719.416760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9356080">
                <text:p>29356080</text:p>
              </table:table-cell>
              <table:table-cell office:value-type="float" office:value="1093482.45288334">
                <text:p>1093482.452883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9811600">
                <text:p>29811600</text:p>
              </table:table-cell>
              <table:table-cell office:value-type="float" office:value="1111444.47674264">
                <text:p>1111444.476742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0271808">
                <text:p>30271808</text:p>
              </table:table-cell>
              <table:table-cell office:value-type="float" office:value="1129606.66866074">
                <text:p>1129606.668660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0736728">
                <text:p>30736728</text:p>
              </table:table-cell>
              <table:table-cell office:value-type="float" office:value="1147970.20975814">
                <text:p>1147970.209758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206384">
                <text:p>31206384</text:p>
              </table:table-cell>
              <table:table-cell office:value-type="float" office:value="1166536.28194972">
                <text:p>1166536.281949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680800">
                <text:p>31680800</text:p>
              </table:table-cell>
              <table:table-cell office:value-type="float" office:value="1185306.06794079">
                <text:p>1185306.067940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160000">
                <text:p>32160000</text:p>
              </table:table-cell>
              <table:table-cell office:value-type="float" office:value="1204280.75122306">
                <text:p>1204280.75122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